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005682"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5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005682"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4" style:parent-style-name="Standard" style:family="paragraph">
      <style:paragraph-properties fo:margin-bottom="0.1388in" fo:line-height="115%"/>
    </style:style>
    <style:style style:name="T785" style:parent-style-name="DefaultParagraphFont" style:family="text">
      <style:text-properties fo:font-weight="bold" style:font-weight-asian="bold" style:font-weight-complex="bold" fo:color="#005682" fo:font-size="11pt" style:font-size-asian="11pt" style:font-size-complex="11pt"/>
    </style:style>
    <style:style style:name="T786" style:parent-style-name="DefaultParagraphFont" style:family="text">
      <style:text-properties fo:font-weight="bold" style:font-weight-asian="bold" style:font-weight-complex="bold" fo:color="#005682" fo:font-size="11pt" style:font-size-asian="11pt" style:font-size-complex="11pt" style:text-underline-type="single" style:text-underline-style="solid" style:text-underline-width="auto" style:text-underline-mode="continuous"/>
    </style:style>
    <style:style style:name="T787" style:parent-style-name="DefaultParagraphFont" style:family="text">
      <style:text-properties fo:font-weight="bold" style:font-weight-asian="bold" style:font-weight-complex="bold" fo:color="#005682"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3" style:parent-style-name="Standard" style:family="paragraph">
      <style:paragraph-properties fo:margin-bottom="0.1388in" fo:line-height="115%"/>
    </style:style>
    <style:style style:name="T884" style:parent-style-name="DefaultParagraphFont" style:family="text">
      <style:text-properties fo:font-weight="bold" style:font-weight-asian="bold" style:font-weight-complex="bold" fo:color="#FF0000" fo:font-size="11pt" style:font-size-asian="11pt" style:font-size-complex="11pt"/>
    </style:style>
    <style:style style:name="T885" style:parent-style-name="DefaultParagraphFont" style:family="text">
      <style:text-properties fo:font-weight="bold" style:font-weight-asian="bold" style:font-weight-complex="bold" fo:color="#005682" fo:font-size="11pt" style:font-size-asian="11pt" style:font-size-complex="11pt"/>
    </style:style>
    <style:style style:name="T886" style:parent-style-name="DefaultParagraphFont" style:family="text">
      <style:text-properties fo:font-weight="bold" style:font-weight-asian="bold" style:font-weight-complex="bold" fo:font-size="11pt" style:font-size-asian="11pt" style:font-size-complex="11pt"/>
    </style:style>
    <style:style style:name="T887" style:parent-style-name="DefaultParagraphFont" style:family="text">
      <style:text-properties fo:font-weight="bold" style:font-weight-asian="bold" style:font-weight-complex="bold" fo:color="#005682" fo:font-size="11pt" style:font-size-asian="11pt" style:font-size-complex="11pt"/>
    </style:style>
    <style:style style:name="T888" style:parent-style-name="DefaultParagraphFont" style:family="text">
      <style:text-properties fo:font-weight="bold" style:font-weight-asian="bold" style:font-weight-complex="bold" fo:color="#FF0000" fo:font-size="11pt" style:font-size-asian="11pt" style:font-size-complex="11pt"/>
    </style:style>
    <style:style style:name="T889" style:parent-style-name="DefaultParagraphFont" style:family="text">
      <style:text-properties fo:font-weight="bold" style:font-weight-asian="bold" style:font-weight-complex="bold" fo:color="#005682" fo:font-size="11pt" style:font-size-asian="11pt" style:font-size-complex="11pt"/>
    </style:style>
    <style:style style:name="T890" style:parent-style-name="DefaultParagraphFont" style:family="text">
      <style:text-properties fo:font-weight="bold" style:font-weight-asian="bold" style:font-weight-complex="bold"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9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9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9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9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3" style:parent-style-name="Standard" style:family="paragraph">
      <style:paragraph-properties fo:margin-bottom="0.1388in" fo:line-height="115%"/>
    </style:style>
    <style:style style:name="T1004" style:parent-style-name="DefaultParagraphFont" style:family="text">
      <style:text-properties fo:font-weight="bold" style:font-weight-asian="bold" style:font-weight-complex="bold" fo:color="#005682" fo:font-size="11pt" style:font-size-asian="11pt" style:font-size-complex="11pt"/>
    </style:style>
    <style:style style:name="T1005"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9" style:parent-style-name="Standard" style:family="paragraph">
      <style:paragraph-properties fo:margin-bottom="0.1388in" fo:line-height="115%"/>
    </style:style>
    <style:style style:name="T1260" style:parent-style-name="DefaultParagraphFont" style:family="text">
      <style:text-properties fo:font-weight="bold" style:font-weight-asian="bold" style:font-weight-complex="bold" fo:color="#005682" fo:font-size="11pt" style:font-size-asian="11pt" style:font-size-complex="11pt"/>
    </style:style>
    <style:style style:name="T1261"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T1262" style:parent-style-name="DefaultParagraphFont" style:family="text">
      <style:text-properties fo:font-weight="bold" style:font-weight-asian="bold" style:font-weight-complex="bold" fo:color="#005682"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5" style:parent-style-name="Standard" style:family="paragraph">
      <style:paragraph-properties fo:margin-bottom="0.1388in"/>
    </style:style>
    <style:style style:name="T1296" style:parent-style-name="DefaultParagraphFont" style:family="text">
      <style:text-properties fo:font-weight="bold" style:font-weight-asian="bold" style:font-weight-complex="bold" fo:color="#005682" fo:font-size="11pt" style:font-size-asian="11pt" style:font-size-complex="11pt"/>
    </style:style>
    <style:style style:name="P129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29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29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2" style:parent-style-name="Standard" style:family="paragraph">
      <style:text-properties fo:font-weight="bold" style:font-weight-asian="bold" style:font-weight-complex="bold" fo:color="#005682" fo:font-size="11pt" style:font-size-asian="11pt" style:font-size-complex="11pt"/>
    </style:style>
    <style:style style:name="P1373" style:parent-style-name="Standard" style:family="paragraph">
      <style:text-properties fo:font-weight="bold" style:font-weight-asian="bold" style:font-weight-complex="bold" fo:color="#005682" fo:font-size="11pt" style:font-size-asian="11pt" style:font-size-complex="11pt"/>
    </style:style>
    <style:style style:name="P1374" style:parent-style-name="Standard" style:family="paragraph">
      <style:text-properties fo:font-weight="bold" style:font-weight-asian="bold" style:font-weight-complex="bold" fo:color="#005682" fo:font-size="11pt" style:font-size-asian="11pt" style:font-size-complex="11pt"/>
    </style:style>
    <style:style style:name="P1375" style:parent-style-name="Standard" style:family="paragraph">
      <style:text-properties fo:font-weight="bold" style:font-weight-asian="bold" style:font-weight-complex="bold" fo:color="#005682" fo:font-size="11pt" style:font-size-asian="11pt" style:font-size-complex="11pt"/>
    </style:style>
    <style:style style:name="P1376" style:parent-style-name="Standard" style:family="paragraph">
      <style:text-properties fo:font-weight="bold" style:font-weight-asian="bold" style:font-weight-complex="bold" fo:color="#005682" fo:font-size="11pt" style:font-size-asian="11pt" style:font-size-complex="11pt"/>
    </style:style>
    <style:style style:name="P1377" style:parent-style-name="Standard" style:family="paragraph">
      <style:text-properties fo:font-weight="bold" style:font-weight-asian="bold" style:font-weight-complex="bold" fo:color="#005682" fo:font-size="11pt" style:font-size-asian="11pt" style:font-size-complex="11pt"/>
    </style:style>
    <style:style style:name="P1378" style:parent-style-name="Standard" style:family="paragraph">
      <style:text-properties fo:font-weight="bold" style:font-weight-asian="bold" style:font-weight-complex="bold" fo:color="#005682" fo:font-size="11pt" style:font-size-asian="11pt" style:font-size-complex="11pt"/>
    </style:style>
    <style:style style:name="P1379" style:parent-style-name="Standard" style:family="paragraph">
      <style:text-properties fo:font-weight="bold" style:font-weight-asian="bold" style:font-weight-complex="bold" fo:color="#005682" fo:font-size="11pt" style:font-size-asian="11pt" style:font-size-complex="11pt"/>
    </style:style>
    <style:style style:name="P1380" style:parent-style-name="Standard" style:family="paragraph">
      <style:text-properties fo:font-weight="bold" style:font-weight-asian="bold" style:font-weight-complex="bold" fo:color="#005682" fo:font-size="11pt" style:font-size-asian="11pt" style:font-size-complex="11pt"/>
    </style:style>
    <style:style style:name="P1381" style:parent-style-name="Standard" style:family="paragraph">
      <style:text-properties fo:font-weight="bold" style:font-weight-asian="bold" style:font-weight-complex="bold" fo:color="#005682" fo:font-size="11pt" style:font-size-asian="11pt" style:font-size-complex="11pt"/>
    </style:style>
    <style:style style:name="P1382" style:parent-style-name="Standard" style:family="paragraph">
      <style:text-properties fo:font-weight="bold" style:font-weight-asian="bold" style:font-weight-complex="bold" fo:color="#005682" fo:font-size="11pt" style:font-size-asian="11pt" style:font-size-complex="11pt"/>
    </style:style>
    <style:style style:name="P1383" style:parent-style-name="Standard" style:family="paragraph">
      <style:text-properties fo:font-weight="bold" style:font-weight-asian="bold" style:font-weight-complex="bold" fo:color="#005682" fo:font-size="11pt" style:font-size-asian="11pt" style:font-size-complex="11pt"/>
    </style:style>
    <style:style style:name="P1384" style:parent-style-name="Standard" style:family="paragraph">
      <style:text-properties fo:font-weight="bold" style:font-weight-asian="bold" style:font-weight-complex="bold" fo:color="#005682" fo:font-size="11pt" style:font-size-asian="11pt" style:font-size-complex="11pt"/>
    </style:style>
    <style:style style:name="P1385" style:parent-style-name="Standard" style:family="paragraph">
      <style:text-properties fo:font-weight="bold" style:font-weight-asian="bold" style:font-weight-complex="bold" fo:color="#005682" fo:font-size="11pt" style:font-size-asian="11pt" style:font-size-complex="11pt"/>
    </style:style>
    <style:style style:name="P1386" style:parent-style-name="Standard" style:family="paragraph">
      <style:text-properties fo:font-weight="bold" style:font-weight-asian="bold" style:font-weight-complex="bold" fo:color="#005682" fo:font-size="11pt" style:font-size-asian="11pt" style:font-size-complex="11pt"/>
    </style:style>
    <style:style style:name="P1387" style:parent-style-name="Standard" style:family="paragraph">
      <style:text-properties fo:font-weight="bold" style:font-weight-asian="bold" style:font-weight-complex="bold" fo:color="#005682" fo:font-size="11pt" style:font-size-asian="11pt" style:font-size-complex="11pt"/>
    </style:style>
    <style:style style:name="P1388" style:parent-style-name="Standard" style:family="paragraph">
      <style:text-properties fo:font-weight="bold" style:font-weight-asian="bold" style:font-weight-complex="bold" fo:color="#005682" fo:font-size="11pt" style:font-size-asian="11pt" style:font-size-complex="11pt"/>
    </style:style>
    <style:style style:name="P1389" style:parent-style-name="Standard" style:family="paragraph">
      <style:text-properties fo:font-weight="bold" style:font-weight-asian="bold" style:font-weight-complex="bold" fo:color="#005682" fo:font-size="11pt" style:font-size-asian="11pt" style:font-size-complex="11pt"/>
    </style:style>
    <style:style style:name="P1390" style:parent-style-name="Standard" style:family="paragraph">
      <style:text-properties fo:font-weight="bold" style:font-weight-asian="bold" style:font-weight-complex="bold" fo:color="#005682" fo:font-size="11pt" style:font-size-asian="11pt" style:font-size-complex="11pt"/>
    </style:style>
    <style:style style:name="P1391" style:parent-style-name="Standard" style:family="paragraph">
      <style:text-properties fo:font-weight="bold" style:font-weight-asian="bold" style:font-weight-complex="bold" fo:color="#005682" fo:font-size="11pt" style:font-size-asian="11pt" style:font-size-complex="11pt"/>
    </style:style>
    <style:style style:name="P1392" style:parent-style-name="Standard" style:family="paragraph">
      <style:text-properties fo:font-weight="bold" style:font-weight-asian="bold" style:font-weight-complex="bold" fo:color="#005682" fo:font-size="11pt" style:font-size-asian="11pt" style:font-size-complex="11pt"/>
    </style:style>
    <style:style style:name="P1393" style:parent-style-name="Standard" style:family="paragraph">
      <style:text-properties fo:font-weight="bold" style:font-weight-asian="bold" style:font-weight-complex="bold" fo:color="#005682" fo:font-size="11pt" style:font-size-asian="11pt" style:font-size-complex="11pt"/>
    </style:style>
    <style:style style:name="P1394" style:parent-style-name="Standard" style:family="paragraph">
      <style:text-properties fo:font-weight="bold" style:font-weight-asian="bold" style:font-weight-complex="bold" fo:color="#005682" fo:font-size="11pt" style:font-size-asian="11pt" style:font-size-complex="11pt"/>
    </style:style>
    <style:style style:name="P1395" style:parent-style-name="Standard" style:family="paragraph">
      <style:text-properties fo:font-weight="bold" style:font-weight-asian="bold" style:font-weight-complex="bold" fo:color="#005682" fo:font-size="11pt" style:font-size-asian="11pt" style:font-size-complex="11pt"/>
    </style:style>
    <style:style style:name="P1396" style:parent-style-name="Standard" style:family="paragraph">
      <style:text-properties fo:font-weight="bold" style:font-weight-asian="bold" style:font-weight-complex="bold" fo:color="#005682" fo:font-size="11pt" style:font-size-asian="11pt" style:font-size-complex="11pt"/>
    </style:style>
    <style:style style:name="P1397" style:parent-style-name="Standard" style:family="paragraph">
      <style:text-properties fo:font-weight="bold" style:font-weight-asian="bold" style:font-weight-complex="bold" fo:color="#005682" fo:font-size="11pt" style:font-size-asian="11pt" style:font-size-complex="11pt"/>
    </style:style>
    <style:style style:name="P1398" style:parent-style-name="Standard" style:family="paragraph">
      <style:text-properties fo:font-weight="bold" style:font-weight-asian="bold" style:font-weight-complex="bold" fo:color="#005682" fo:font-size="11pt" style:font-size-asian="11pt" style:font-size-complex="11pt"/>
    </style:style>
    <style:style style:name="P1399" style:parent-style-name="Standard" style:family="paragraph">
      <style:text-properties fo:font-weight="bold" style:font-weight-asian="bold" style:font-weight-complex="bold" fo:color="#005682" fo:font-size="11pt" style:font-size-asian="11pt" style:font-size-complex="11pt"/>
    </style:style>
    <style:style style:name="P1400" style:parent-style-name="Standard" style:family="paragraph">
      <style:text-properties fo:font-weight="bold" style:font-weight-asian="bold" style:font-weight-complex="bold" fo:color="#005682" fo:font-size="11pt" style:font-size-asian="11pt" style:font-size-complex="11pt"/>
    </style:style>
    <style:style style:name="P1401" style:parent-style-name="Standard" style:family="paragraph">
      <style:text-properties fo:font-weight="bold" style:font-weight-asian="bold" style:font-weight-complex="bold" fo:color="#005682" fo:font-size="11pt" style:font-size-asian="11pt" style:font-size-complex="11pt"/>
    </style:style>
    <style:style style:name="P1402" style:parent-style-name="Standard" style:family="paragraph">
      <style:text-properties fo:font-weight="bold" style:font-weight-asian="bold" style:font-weight-complex="bold" fo:color="#005682" fo:font-size="11pt" style:font-size-asian="11pt" style:font-size-complex="11pt"/>
    </style:style>
    <style:style style:name="P1403" style:parent-style-name="Standard" style:family="paragraph">
      <style:text-properties fo:font-weight="bold" style:font-weight-asian="bold" style:font-weight-complex="bold" fo:color="#005682" fo:font-size="11pt" style:font-size-asian="11pt" style:font-size-complex="11pt"/>
    </style:style>
    <style:style style:name="P1404" style:parent-style-name="Standard" style:family="paragraph">
      <style:text-properties fo:font-weight="bold" style:font-weight-asian="bold" style:font-weight-complex="bold" fo:color="#005682" fo:font-size="11pt" style:font-size-asian="11pt" style:font-size-complex="11pt"/>
    </style:style>
    <style:style style:name="P1405" style:parent-style-name="Standard" style:family="paragraph">
      <style:text-properties fo:font-weight="bold" style:font-weight-asian="bold" style:font-weight-complex="bold" fo:color="#005682" fo:font-size="11pt" style:font-size-asian="11pt" style:font-size-complex="11pt"/>
    </style:style>
    <style:style style:name="P1406" style:parent-style-name="Standard" style:family="paragraph">
      <style:text-properties fo:font-weight="bold" style:font-weight-asian="bold" style:font-weight-complex="bold" fo:color="#005682" fo:font-size="11pt" style:font-size-asian="11pt" style:font-size-complex="11pt"/>
    </style:style>
    <style:style style:name="P1407" style:parent-style-name="Standard" style:family="paragraph">
      <style:text-properties fo:font-weight="bold" style:font-weight-asian="bold" style:font-weight-complex="bold" fo:color="#005682" fo:font-size="11pt" style:font-size-asian="11pt" style:font-size-complex="11pt"/>
    </style:style>
    <style:style style:name="P1408" style:parent-style-name="Standard" style:family="paragraph">
      <style:text-properties fo:font-weight="bold" style:font-weight-asian="bold" style:font-weight-complex="bold" fo:color="#005682" fo:font-size="11pt" style:font-size-asian="11pt" style:font-size-complex="11pt"/>
    </style:style>
    <style:style style:name="P1409" style:parent-style-name="Standard" style:family="paragraph">
      <style:text-properties fo:font-weight="bold" style:font-weight-asian="bold" style:font-weight-complex="bold" fo:color="#005682" fo:font-size="11pt" style:font-size-asian="11pt" style:font-size-complex="11pt"/>
    </style:style>
    <style:style style:name="P1410" style:parent-style-name="Standard" style:family="paragraph">
      <style:text-properties fo:font-weight="bold" style:font-weight-asian="bold" style:font-weight-complex="bold" fo:color="#005682" fo:font-size="11pt" style:font-size-asian="11pt" style:font-size-complex="11pt"/>
    </style:style>
    <style:style style:name="P1411" style:parent-style-name="Standard" style:family="paragraph">
      <style:text-properties fo:font-weight="bold" style:font-weight-asian="bold" style:font-weight-complex="bold" fo:color="#005682" fo:font-size="11pt" style:font-size-asian="11pt" style:font-size-complex="11pt"/>
    </style:style>
    <style:style style:name="P1412" style:parent-style-name="Standard" style:family="paragraph">
      <style:text-properties fo:font-weight="bold" style:font-weight-asian="bold" style:font-weight-complex="bold" fo:color="#005682" fo:font-size="11pt" style:font-size-asian="11pt" style:font-size-complex="11pt"/>
    </style:style>
    <style:style style:name="P1413" style:parent-style-name="Standard" style:family="paragraph">
      <style:text-properties fo:font-weight="bold" style:font-weight-asian="bold" style:font-weight-complex="bold" fo:color="#005682" fo:font-size="11pt" style:font-size-asian="11pt" style:font-size-complex="11pt"/>
    </style:style>
    <style:style style:name="P1414" style:parent-style-name="Standard" style:family="paragraph">
      <style:text-properties fo:font-weight="bold" style:font-weight-asian="bold" style:font-weight-complex="bold" fo:color="#005682" fo:font-size="11pt" style:font-size-asian="11pt" style:font-size-complex="11pt"/>
    </style:style>
    <style:style style:name="P1415" style:parent-style-name="Standard" style:family="paragraph">
      <style:text-properties fo:font-weight="bold" style:font-weight-asian="bold" style:font-weight-complex="bold" fo:color="#005682" fo:font-size="11pt" style:font-size-asian="11pt" style:font-size-complex="11pt"/>
    </style:style>
    <style:style style:name="P1416" style:parent-style-name="Standard" style:family="paragraph">
      <style:text-properties fo:font-weight="bold" style:font-weight-asian="bold" style:font-weight-complex="bold" fo:color="#005682" fo:font-size="11pt" style:font-size-asian="11pt" style:font-size-complex="11pt"/>
    </style:style>
    <style:style style:name="P1417" style:parent-style-name="Standard" style:family="paragraph">
      <style:text-properties fo:font-weight="bold" style:font-weight-asian="bold" style:font-weight-complex="bold" fo:color="#005682" fo:font-size="11pt" style:font-size-asian="11pt" style:font-size-complex="11pt"/>
    </style:style>
    <style:style style:name="P1418" style:parent-style-name="Standard" style:family="paragraph">
      <style:text-properties fo:font-weight="bold" style:font-weight-asian="bold" style:font-weight-complex="bold" fo:color="#005682" fo:font-size="11pt" style:font-size-asian="11pt" style:font-size-complex="11pt"/>
    </style:style>
    <style:style style:name="P1419" style:parent-style-name="Standard" style:family="paragraph">
      <style:text-properties fo:font-weight="bold" style:font-weight-asian="bold" style:font-weight-complex="bold" fo:color="#005682" fo:font-size="11pt" style:font-size-asian="11pt" style:font-size-complex="11pt"/>
    </style:style>
    <style:style style:name="P1420" style:parent-style-name="Standard" style:family="paragraph">
      <style:text-properties fo:font-weight="bold" style:font-weight-asian="bold" style:font-weight-complex="bold" fo:color="#005682" fo:font-size="11pt" style:font-size-asian="11pt" style:font-size-complex="11pt"/>
    </style:style>
    <style:style style:name="P1421" style:parent-style-name="Standard" style:family="paragraph">
      <style:text-properties fo:font-weight="bold" style:font-weight-asian="bold" style:font-weight-complex="bold" fo:color="#005682" fo:font-size="11pt" style:font-size-asian="11pt" style:font-size-complex="11pt"/>
    </style:style>
    <style:style style:name="P1422" style:parent-style-name="Standard" style:family="paragraph">
      <style:text-properties fo:font-weight="bold" style:font-weight-asian="bold" style:font-weight-complex="bold" fo:color="#005682" fo:font-size="11pt" style:font-size-asian="11pt" style:font-size-complex="11pt"/>
    </style:style>
    <style:style style:name="P1423" style:parent-style-name="Standard" style:family="paragraph">
      <style:text-properties fo:font-weight="bold" style:font-weight-asian="bold" style:font-weight-complex="bold" fo:color="#005682" fo:font-size="11pt" style:font-size-asian="11pt" style:font-size-complex="11pt"/>
    </style:style>
    <style:style style:name="P1424" style:parent-style-name="Standard" style:family="paragraph">
      <style:text-properties fo:font-weight="bold" style:font-weight-asian="bold" style:font-weight-complex="bold" fo:color="#005682" fo:font-size="11pt" style:font-size-asian="11pt" style:font-size-complex="11pt"/>
    </style:style>
    <style:style style:name="P1425" style:parent-style-name="Standard" style:family="paragraph">
      <style:text-properties fo:font-weight="bold" style:font-weight-asian="bold" style:font-weight-complex="bold" fo:color="#005682" fo:font-size="11pt" style:font-size-asian="11pt" style:font-size-complex="11pt"/>
    </style:style>
    <style:style style:name="P1426" style:parent-style-name="Standard" style:family="paragraph">
      <style:text-properties fo:font-weight="bold" style:font-weight-asian="bold" style:font-weight-complex="bold" fo:color="#005682" fo:font-size="11pt" style:font-size-asian="11pt" style:font-size-complex="11pt"/>
    </style:style>
    <style:style style:name="P1427" style:parent-style-name="Standard" style:family="paragraph">
      <style:text-properties fo:font-weight="bold" style:font-weight-asian="bold" style:font-weight-complex="bold" fo:color="#005682" fo:font-size="11pt" style:font-size-asian="11pt" style:font-size-complex="11pt"/>
    </style:style>
    <style:style style:name="P1428" style:parent-style-name="Standard" style:family="paragraph">
      <style:text-properties fo:font-weight="bold" style:font-weight-asian="bold" style:font-weight-complex="bold" fo:color="#005682" fo:font-size="11pt" style:font-size-asian="11pt" style:font-size-complex="11pt"/>
    </style:style>
    <style:style style:name="P1429" style:parent-style-name="Standard" style:family="paragraph">
      <style:text-properties fo:font-weight="bold" style:font-weight-asian="bold" style:font-weight-complex="bold" fo:color="#005682" fo:font-size="11pt" style:font-size-asian="11pt" style:font-size-complex="11pt"/>
    </style:style>
    <style:style style:name="P1430" style:parent-style-name="Standard" style:family="paragraph">
      <style:text-properties fo:font-weight="bold" style:font-weight-asian="bold" style:font-weight-complex="bold" fo:color="#005682" fo:font-size="11pt" style:font-size-asian="11pt" style:font-size-complex="11pt"/>
    </style:style>
    <style:style style:name="P1431" style:parent-style-name="Standard" style:family="paragraph">
      <style:text-properties fo:font-weight="bold" style:font-weight-asian="bold" style:font-weight-complex="bold" fo:color="#005682" fo:font-size="11pt" style:font-size-asian="11pt" style:font-size-complex="11pt"/>
    </style:style>
    <style:style style:name="P1432" style:parent-style-name="Standard" style:family="paragraph">
      <style:text-properties fo:font-weight="bold" style:font-weight-asian="bold" style:font-weight-complex="bold" fo:color="#005682" fo:font-size="11pt" style:font-size-asian="11pt" style:font-size-complex="11pt"/>
    </style:style>
    <style:style style:name="P1433" style:parent-style-name="Standard" style:family="paragraph">
      <style:text-properties fo:font-weight="bold" style:font-weight-asian="bold" style:font-weight-complex="bold" fo:color="#005682" fo:font-size="11pt" style:font-size-asian="11pt" style:font-size-complex="11pt"/>
    </style:style>
    <style:style style:name="P1434" style:parent-style-name="Standard" style:family="paragraph">
      <style:text-properties fo:font-weight="bold" style:font-weight-asian="bold" style:font-weight-complex="bold" fo:color="#005682" fo:font-size="11pt" style:font-size-asian="11pt" style:font-size-complex="11pt"/>
    </style:style>
    <style:style style:name="P1435" style:parent-style-name="Standard" style:family="paragraph">
      <style:text-properties fo:font-weight="bold" style:font-weight-asian="bold" style:font-weight-complex="bold" fo:color="#005682" fo:font-size="11pt" style:font-size-asian="11pt" style:font-size-complex="11pt"/>
    </style:style>
    <style:style style:name="P1436" style:parent-style-name="Standard" style:family="paragraph">
      <style:text-properties fo:font-weight="bold" style:font-weight-asian="bold" style:font-weight-complex="bold" fo:color="#005682" fo:font-size="11pt" style:font-size-asian="11pt" style:font-size-complex="11pt"/>
    </style:style>
    <style:style style:name="P1437" style:parent-style-name="Standard" style:family="paragraph">
      <style:text-properties fo:font-weight="bold" style:font-weight-asian="bold" style:font-weight-complex="bold" fo:color="#005682" fo:font-size="11pt" style:font-size-asian="11pt" style:font-size-complex="11pt"/>
    </style:style>
    <style:style style:name="P1438" style:parent-style-name="Standard" style:family="paragraph">
      <style:text-properties fo:font-weight="bold" style:font-weight-asian="bold" style:font-weight-complex="bold" fo:color="#005682" fo:font-size="11pt" style:font-size-asian="11pt" style:font-size-complex="11pt"/>
    </style:style>
    <style:style style:name="P1439" style:parent-style-name="Standard" style:family="paragraph">
      <style:text-properties fo:font-weight="bold" style:font-weight-asian="bold" style:font-weight-complex="bold" fo:color="#005682" fo:font-size="11pt" style:font-size-asian="11pt" style:font-size-complex="11pt"/>
    </style:style>
    <style:style style:name="P1440" style:parent-style-name="Standard" style:family="paragraph">
      <style:text-properties fo:font-weight="bold" style:font-weight-asian="bold" style:font-weight-complex="bold" fo:color="#005682" fo:font-size="11pt" style:font-size-asian="11pt" style:font-size-complex="11pt"/>
    </style:style>
    <style:style style:name="P1441" style:parent-style-name="Standard" style:family="paragraph">
      <style:text-properties fo:font-weight="bold" style:font-weight-asian="bold" style:font-weight-complex="bold" fo:color="#005682" fo:font-size="11pt" style:font-size-asian="11pt" style:font-size-complex="11pt"/>
    </style:style>
    <style:style style:name="P1442" style:parent-style-name="Standard" style:family="paragraph">
      <style:text-properties fo:font-weight="bold" style:font-weight-asian="bold" style:font-weight-complex="bold" fo:color="#005682" fo:font-size="11pt" style:font-size-asian="11pt" style:font-size-complex="11pt"/>
    </style:style>
    <style:style style:name="P1443" style:parent-style-name="Standard" style:family="paragraph">
      <style:text-properties fo:font-weight="bold" style:font-weight-asian="bold" style:font-weight-complex="bold" fo:color="#005682" fo:font-size="11pt" style:font-size-asian="11pt" style:font-size-complex="11pt"/>
    </style:style>
    <style:style style:name="P1444" style:parent-style-name="Standard" style:family="paragraph">
      <style:text-properties fo:font-weight="bold" style:font-weight-asian="bold" style:font-weight-complex="bold" fo:color="#005682" fo:font-size="11pt" style:font-size-asian="11pt" style:font-size-complex="11pt"/>
    </style:style>
    <style:style style:name="P1445" style:parent-style-name="Standard" style:family="paragraph">
      <style:text-properties fo:font-weight="bold" style:font-weight-asian="bold" style:font-weight-complex="bold" fo:color="#005682" fo:font-size="11pt" style:font-size-asian="11pt" style:font-size-complex="11pt"/>
    </style:style>
    <style:style style:name="P1446" style:parent-style-name="Standard" style:family="paragraph">
      <style:text-properties fo:font-weight="bold" style:font-weight-asian="bold" style:font-weight-complex="bold" fo:color="#005682" fo:font-size="11pt" style:font-size-asian="11pt" style:font-size-complex="11pt"/>
    </style:style>
    <style:style style:name="P1447" style:parent-style-name="Standard" style:family="paragraph">
      <style:text-properties fo:font-weight="bold" style:font-weight-asian="bold" style:font-weight-complex="bold" fo:color="#005682" fo:font-size="11pt" style:font-size-asian="11pt" style:font-size-complex="11pt"/>
    </style:style>
    <style:style style:name="P1448" style:parent-style-name="Standard" style:family="paragraph">
      <style:text-properties fo:font-weight="bold" style:font-weight-asian="bold" style:font-weight-complex="bold" fo:color="#005682" fo:font-size="11pt" style:font-size-asian="11pt" style:font-size-complex="11pt"/>
    </style:style>
    <style:style style:name="P1449" style:parent-style-name="Standard" style:family="paragraph">
      <style:text-properties fo:font-weight="bold" style:font-weight-asian="bold" style:font-weight-complex="bold" fo:color="#005682"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mission</text:p>
      <text:p text:style-name="P8">_</text:p>
      <text:p text:style-name="P9">Act 4</text:p>
      <text:p text:style-name="P10">_</text:p>
      <text:p text:style-name="P11">Act 5</text:p>
      <text:p text:style-name="P12">_</text:p>
      <text:p text:style-name="P13">Act 5 Act 2</text:p>
      <text:p text:style-name="P14">_</text:p>
      <text:p text:style-name="P15">Act 6</text:p>
      <text:p text:style-name="P16">_</text:p>
      <text:p text:style-name="P17">Act 6 Intermission 1</text:p>
      <text:p text:style-name="P18">_</text:p>
      <text:p text:style-name="P19">Act 6 Act 2</text:p>
      <text:p text:style-name="P20">_</text:p>
      <text:p text:style-name="P21">Act 6 Intermission 2</text:p>
      <text:p text:style-name="P22">_</text:p>
      <text:p text:style-name="P23">1*. TP1=006667</text:p>
      <text:p text:style-name="P24">Hahahahahahahaha!</text:p>
      <text:soft-page-break/>
      <text:p text:style-name="P25">Aaaaaaaa haaaaaaaa haaaaaaaa haaaaaaaa haaa........ man, fuck this.</text:p>
      <text:p text:style-name="P26">It's a real pain in the ass typing out long victorious laughs with only one hand, you know?</text:p>
      <text:p text:style-name="P27">Gonna have to patch this thing up somehow. May8e I'll pay a visit to my neigh8or a little l8er.</text:p>
      <text:p text:style-name="P28">Getting my arm fixed nearly ought to 8e worth enduring the stench. Aw yeah. Sick 8urn from outta nowhere. Take that, Zahhak.</text:p>
      <text:p text:style-name="P29">Haha! NEIGH8or. I can't 8elieve I only thought of that now! I 8et he'll get kick out of that.</text:p>
      <text:p text:style-name="P30">I 8et you even more he won't laugh though. What a 8oring piece of shit.</text:p>
      <text:p text:style-name="P31">I know YOU would think it's funny though. Right Terezi?</text:p>
      <text:p text:style-name="P32">Man, I sure am glad this little feud of ours is 8asically over. We're totally even!</text:p>
      <text:p text:style-name="P33">Now we can just go 8ack to 8eing friends, and things will 8e gr8.</text:p>
      <text:p text:style-name="P34">Hmmmmmmmm........</text:p>
      <text:p text:style-name="P35">Hahahaha! You won't 8elieve this, 8ut it only occurred to me now that you won't even 8e a8le to read this!</text:p>
      <text:p text:style-name="P36">Even if you do somehow manage to stum8le 8ack to your hive........ you're 8lind now! Whoooooooops.</text:p>
      <text:p text:style-name="P37">It would 8e a real shame if we couldn't 8ury the hatchet and 8e gr8 friends again 8ecause of a stupid 8ullshit reason like that.</text:p>
      <text:p text:style-name="P38">_</text:p>
      <text:p text:style-name="P39">2*. TP2: =006668</text:p>
      <text:p text:style-name="P40">Oh, I know.</text:p>
      <text:p text:style-name="P41">May8e I'll mindjack some random chump and send him to your hive so he can read my messages to you out loud!</text:p>
      <text:p text:style-name="P42">What a perfect solution. He can 8e your assisted living slave.</text:p>
      <text:p text:style-name="P43">I would have had the perfect candid8 all lined up, 8ut he recently lost the use of his legs unfortun8ly. Oh well, I'll just roll with the punches like I always do and find someone else.</text:p>
      <text:soft-page-break/>
      <text:p text:style-name="P44">Just say the word, and I'll make him do whatever you want! Read my awesome notes to you, hang some more plush dragons from your tree, pre-chew your food........</text:p>
      <text:p text:style-name="P45">Well, may8e not pre-chew it, since I didn't exactly knock your teeth out, did I?</text:p>
      <text:p text:style-name="P46">May8e more like pre-look-at your food, to make sure there are 8ugs in it.</text:p>
      <text:p text:style-name="P47">See, isn't it gr8 when we're helping each other out instead of maiming each other repeatedly?</text:p>
      <text:p text:style-name="P48">This is how it should 8e 8etween Scourge Sisters. All the maimings and 8acksta88ings should 8e saved for the friends and foes who get in our way, don't you think?</text:p>
      <text:p text:style-name="P49">Hey, what do you want to do for our next campaign, 8tw?</text:p>
      <text:p text:style-name="P50">We can take the next one easy. I'll try to think of something 8etter suited to your new disa8ility!</text:p>
      <text:p text:style-name="P51">I mean, I've ALREADY pretty much nixed anything involving stairs, 8ecause of Tavros. Lol.</text:p>
      <text:p text:style-name="P52">8n't no one can say I'm not willing to meet people half way!!!!!!!!</text:p>
      <text:p text:style-name="P53">Whew........</text:p>
      <text:p text:style-name="P54">I'm losing a lot of 8lood here.</text:p>
      <text:p text:style-name="P55">Good thing I seem to have a ton of the stuff. We high8loods are made of some pretty tough shit.</text:p>
      <text:p text:style-name="P56">What a fucking mess, though. Not really looking forward to cleaning this up.</text:p>
      <text:p text:style-name="P57">I've got to say, your prank was pretty good. Still not sure how you pulled it off. Pretty inconvenient though!</text:p>
      <text:p text:style-name="P58">It's too 8ad you're not going to get to read this for a while, if ever. We could 8e 8onding over the gr8 pranks we just pulled on each other!</text:p>
      <text:p text:style-name="P59">Oh well.</text:p>
      <text:p text:style-name="P60">Guess I'll take off. 8efore I drop dead like some kind of loser and you never get to hear from me again.</text:p>
      <text:soft-page-break/>
      <text:p text:style-name="P61">See you around, sis.</text:p>
      <text:p text:style-name="P62">Hey now!</text:p>
      <text:p text:style-name="P63">What kind of attitude is that to 8ring into this memory?</text:p>
      <text:p text:style-name="P64">Easy, there.</text:p>
      <text:p text:style-name="P65">No need to waste good remorse on such a trivial exchange.</text:p>
      <text:p text:style-name="P66">I am only reminding you,</text:p>
      <text:p text:style-name="P67">That if you 8ring too much 8aggage from the past into the memory, it is dou8tful your experience will 8e either therapeutic or cathartic.</text:p>
      <text:p text:style-name="P68">You were the one who invoked this memory after all.</text:p>
      <text:p text:style-name="P69">Isn't this why you are here? Is it not what you have 8een hoping for and fretting you may find since your journey 8egan?</text:p>
      <text:p text:style-name="P70">A chance to say you are sorry?</text:p>
      <text:p text:style-name="P71">Sorry for the ruse.</text:p>
      <text:p text:style-name="P72">Though it isn't as far from the truth as it possi8ly could 8e, I am not who you think I am.</text:p>
      <text:p text:style-name="P73">I of course needed to visit you through a memory, and interestingly, this is the one you gave me.</text:p>
      <text:p text:style-name="P74">No ill will or upsetting hijinks were intended.</text:p>
      <text:p text:style-name="P75">_</text:p>
      <text:p text:style-name="P76">3. TP3: =006669</text:p>
      <text:p text:style-name="P77">Aranea.</text:p>
      <text:p text:style-name="P78">And I am your friend's ancestor.</text:p>
      <text:p text:style-name="P79">In fact, I am yours too, in a way.</text:p>
      <text:p text:style-name="P80">Yes. Though not quite how you are picturing.</text:p>
      <text:p text:style-name="P81">She had an ancestor whom she was aware of, and technically that is who I am.</text:p>
      <text:p text:style-name="P82">That is to say, she is who I would have 8ecome on your world, had I arrived in her place. Alas, I did not.</text:p>
      <text:soft-page-break/>
      <text:p text:style-name="P83">She was a figure in your history who preceded you 8y thousands of solar sweeps.</text:p>
      <text:p text:style-name="P84">Whereas I preceded your entire civilization 8y 8illions.</text:p>
      <text:p text:style-name="P85">_</text:p>
      <text:p text:style-name="P86">4. TP4: =006670</text:p>
      <text:p text:style-name="P87">That's ok. There is plenty of time to sort it all out.</text:p>
      <text:p text:style-name="P88">I've 8een keeping an eye on you all for quite a while. Your whole planet, actually. It was very interesting this time around, to say the least.</text:p>
      <text:p text:style-name="P89">It even had a different name! "Alternia." Haha. How heavy handed can you get?</text:p>
      <text:p text:style-name="P90">The man responsi8le was a 8it of a wise guy. He rewrote everything. He had a knack for overzealous storytelling, which is a harmless enough ha8it usually. I'm guilty of it myself sometimes.</text:p>
      <text:p text:style-name="P91">8ut it is not so harmless when the perpetrator is omniscient and omnipotent.</text:p>
      <text:p text:style-name="P92">That's right.</text:p>
      <text:p text:style-name="P93">8ut he's dead now, and his story is over. The 8ook on our universe is closed, 8oth for my instance and yours.</text:p>
      <text:p text:style-name="P94">This 8eing the case, I thought it was the right time to introduce myself. The com8ined work of my group and yours is unfinished, and the outcome has not 8een assured.</text:p>
      <text:p text:style-name="P95">The true ultimate reward has yet to 8e achieved. No safe haven has 8een created that is free from the devastation caused 8y Mr. Milkshake's grand deception.</text:p>
      <text:p text:style-name="P96">Our race still teeters on extinction. The mem8ers of your party, and one noteworthy fugitive, are the sole survivors.</text:p>
      <text:p text:style-name="P97">We must work together to create that haven and restore our race, so that the sacrifices we all made will not 8e in vain.</text:p>
      <text:p text:style-name="P98">8ut in order to repair the unthinka8le damage that has 8een done, we need to allow ourselves the chance to heal first.</text:p>
      <text:p text:style-name="P99">Old wounds, old regrets. They will serve no purpose on the rest of your journey.</text:p>
      <text:soft-page-break/>
      <text:p text:style-name="P100">Sure. You have to start somewhere.</text:p>
      <text:p text:style-name="P101">Not at the moment.</text:p>
      <text:p text:style-name="P102">8ut the more time you spend here, the more likely it is you will find whomever you are looking for.</text:p>
      <text:p text:style-name="P103">On the other hand, if it is the unknowa8le will of the gods, you may dance around each other indefinitely as you pass through this space. It is hard to say.</text:p>
      <text:p text:style-name="P104">Well, if she had 8een dwelling in this 8u88le like you thought, what would you want to say to her?</text:p>
      <text:p text:style-name="P105">Surely you would not have just argued a8out the past.</text:p>
      <text:p text:style-name="P106">Then what would you say to me?</text:p>
      <text:p text:style-name="P107">_</text:p>
      <text:p text:style-name="P108">5. TP5: =006671</text:p>
      <text:p text:style-name="P109">No. I can empathize.</text:p>
      <text:p text:style-name="P110">She was a serious trou8lemaker in your party. Many player groups have to deal with those.</text:p>
      <text:p text:style-name="P111">I feel as though we had one of the worst cases in our party. 8ut when all was said and done, she was still our friend.</text:p>
      <text:p text:style-name="P112">At that moment, perhaps.</text:p>
      <text:p text:style-name="P113">You know very well the channels of possi8ility at that exact juncture resulted from her decision paths as well as yours.</text:p>
      <text:p text:style-name="P114">8ut even so, when it comes to your key decisions, the possi8ilities are pro8a8ly fewer and more discrete than you have presumed.</text:p>
      <text:p text:style-name="P115">Otherwise you would not see results consolidated into those vortices, would you? Possi8ility would resem8le an enormous hazy field of infinitely su8tle variations and micro-choices.</text:p>
      <text:p text:style-name="P116">Imagine if at that moment you truly were capa8le of anything, no matter how outlandish, a8surd, or patently fruitless. How would this vast amount of information present itself to you through your senses? What difference would it make in your final decision if all other tri8utaries of whim spilled into the same decaying future? And what would this make of your agency as a hero meant to learn and grow?</text:p>
      <text:soft-page-break/>
      <text:p text:style-name="P117">Look at it this way. Imagine that over the course of someone's life, they are truly capa8le of every conceiva8le action at any moment, and did indeed take each of those actions in different 8ranching realities. Doesn't a scenario like that deaden a person's agency just as much as one where their fate is decidedly etched in stone as a single path of unavoida8le decisions? Who exactly is that person who can and does take all conceiva8le actions, other than someone perfectly generic, who only appears to have unique predilections and motives when you examine the ar8itrary path they happen to occupy?</text:p>
      <text:p text:style-name="P118">Pardon the esoteric tangent. These are my instincts as a Hero of Light kicking in. It's hard for us to resist prattling on a8out matters like this.</text:p>
      <text:p text:style-name="P119">::::)</text:p>
      <text:p text:style-name="P120">You may seek to understand your decisions and look for justice in their consequences. You may wonder why honora8le choices from the innocent are punished 8y 8anishment to a timeline in which everyone dies and all is gradually dissolved.</text:p>
      <text:p text:style-name="P121">It helps to understand your role, not just as a hero who must overcome, 8ut as a single capillary within a much larger 8ioexistential system.</text:p>
      <text:p text:style-name="P122">Think of it like circulatory system, where the veins and capillaries that do not help the overall flow of 8lood through the system are likely to wither and die. Those are doomed offshoots.</text:p>
      <text:p text:style-name="P123">Reality itself is using you and many others to propagate its own existence. Strictly speaking, there is only one path to its successful propagation. 8ut it still permits you to make choices. Not all that are conceiva8le, 8ut some nevertheless, as dictated 8y who you are and the challenges you face. And you are free to make key decisions however you like, as long as you understand that some of these paths unfairly or not will lead to o8livion. 8ecause those choices do not contri8ute constructively to the perpetuation of all existence, including your own.</text:p>
      <text:p text:style-name="P124">Such is the 8urden assumed 8y anyone who plays this game.</text:p>
      <text:p text:style-name="P125">_</text:p>
      <text:p text:style-name="P126">6. TP6: =006672</text:p>
      <text:p text:style-name="P127">Well, you aren't finished 8eing one, are you?</text:p>
      <text:soft-page-break/>
      <text:p text:style-name="P128">Which one would you tell it to?</text:p>
      <text:p text:style-name="P129">The one who fought with Noir, or the one who didn't?</text:p>
      <text:p text:style-name="P130">_</text:p>
      <text:p text:style-name="P131">7. TP7: =006673</text:p>
      <text:p text:style-name="P132">Ah.</text:p>
      <text:p text:style-name="P133">Well, this could either 8e my experience as an ancient ghost talking, or the perspective I am naturally given to as a Light player,</text:p>
      <text:p text:style-name="P134">8ut aren't you equally responsi8le for 8oth?</text:p>
      <text:p text:style-name="P135">I can see why you would feel more responsi8ility for one than the other.</text:p>
      <text:p text:style-name="P136">My perspective is informed 8y my class and aspect. It was to my advantage as a healer to see things a little differently. To find equanimity across many different outcomes.</text:p>
      <text:p text:style-name="P137">There's more to the realization of our roles than gaining flashy powers.</text:p>
      <text:p text:style-name="P138">And there's more to healing than repairing 8attle damage.</text:p>
      <text:p text:style-name="P139">You killed a friend and you understanda8ly feel regret.</text:p>
      <text:p text:style-name="P140">8ut it's done. She is gone and you are still here.</text:p>
      <text:p text:style-name="P141">Now what?</text:p>
      <text:p text:style-name="P142">_</text:p>
      <text:p text:style-name="P143">8. TP8: =006674</text:p>
      <text:p text:style-name="P144">You could look for a8solution through rationalization. Everyone would have died if you didn't take action, so why trou8le yourself with guilty emotion?</text:p>
      <text:p text:style-name="P145">8ut there is no real healing power in 8elieving that. And I don't think it's what you wanted to tell yourself anyway, is it?</text:p>
      <text:p text:style-name="P146">Or what a8out through renunciation of responsi8ility? If you were just a tool used 8y reality to perpetuate itself, where is the 8lame?</text:p>
      <text:p text:style-name="P147">8ut that would 8e another empty idea that has no power to heal.</text:p>
      <text:soft-page-break/>
      <text:p text:style-name="P148">You've 8een lead to 8elieve such acts of violence are natural for your kind, and that if you're upset 8y the consequences then something is wrong with you.</text:p>
      <text:p text:style-name="P149">8ut it isn't as natural as you might think. That conditioning was a part of Milkshake's long con.</text:p>
      <text:p text:style-name="P150">Violence was respected and cele8rated on your world, 8ut remorse was rarely felt and pain could never heal due to such empty justifications. We died out a wounded race, and you are all that's left.</text:p>
      <text:p text:style-name="P151">The process of healing first involves sifting through what it isn't, which happens to 8e almost everything your trou8led mind has to offer.</text:p>
      <text:p text:style-name="P152">There isn't one.</text:p>
      <text:p text:style-name="P153">_</text:p>
      <text:p text:style-name="P154">9. TP9: =006675</text:p>
      <text:p text:style-name="P155">It takes time, and is only accelerated 8y looking at things honestly.</text:p>
      <text:p text:style-name="P156">This is what I did as a Sylph of Light. Helped people see things.</text:p>
      <text:p text:style-name="P157">I could even perform the feat literally, if you wanted.</text:p>
      <text:p text:style-name="P158">It's up to you of course.</text:p>
      <text:p text:style-name="P159">_</text:p>
      <text:p text:style-name="P160">10. TP10: =006676</text:p>
      <text:p text:style-name="P161">Not at all. That's a very good reason.</text:p>
      <text:p text:style-name="P162">I thought the polite thing to do was at least offer.</text:p>
      <text:p text:style-name="P163">_</text:p>
      <text:p text:style-name="P164">11. TP11: =006677</text:p>
      <text:p text:style-name="P165">Yes. 8ut in a different universe instance, I often refer to as A1. The shorthand helps avoid confusion, trust me.</text:p>
      <text:p text:style-name="P166">My group of twelve played the game, 8ut failed. It overwhelmed us. A lot went wrong. The reckoning destroyed our 8attlefield well 8efore we had any hope of winning.</text:p>
      <text:p text:style-name="P167">I sought advice from Echidna, and she told me how to scratch the<text:s/><text:soft-page-break/>session to give us another chance.</text:p>
      <text:p text:style-name="P168">8ut the choice to do so came with accepting the annihilation of our existing forms. In the new instance, we would lead completely different lives with no memory of what happened.</text:p>
      <text:p text:style-name="P169">So we did, and created A2. Your instance, your world, and your game in which we were all inexplica8ly created in the first place.</text:p>
      <text:p text:style-name="P170">As I said, this time around the world was........ interesting.</text:p>
      <text:p text:style-name="P171">Not all of you.</text:p>
      <text:p text:style-name="P172">Some had lessons from the old world to teach others. 8ut few ever heard them.</text:p>
      <text:p text:style-name="P173">Not exactly. 8ut life was pretty mild and uneventful.</text:p>
      <text:p text:style-name="P174">I'm not even sure if I was especially nice, 8y our standards.</text:p>
      <text:p text:style-name="P175">Mostly kind of 8oring.</text:p>
      <text:p text:style-name="P176">No8ody from my party liked me a whole lot.</text:p>
      <text:p text:style-name="P177">I think I talked too much, and had a ha8it of 8ringing conversations 8ack around to myself.</text:p>
      <text:p text:style-name="P178">Not that it matters anymore, 8ut it was not the 8est way to make friends.</text:p>
      <text:p text:style-name="P179">Thanks!</text:p>
      <text:p text:style-name="P180">It goes to show, just 8ecause your race is peaceful doesn't mean you don't have pro8lems.</text:p>
      <text:p text:style-name="P181">I used to fantasize a8out 8eing someone really outgoing and dramatic.</text:p>
      <text:p text:style-name="P182">Someone who had the confidence do whatever she wanted, like go on the most outrageous adventures without caring what anyone thought a8out her.</text:p>
      <text:p text:style-name="P183">Like someone from a 8ook, you know?</text:p>
      <text:p text:style-name="P184">It turned out I actually got what I wanted after the reset. Unfortunately it came along with our people's enslavement and near extinction.</text:p>
      <text:p text:style-name="P185">Not that I really got to live as her, exactly. 8ut at least I got<text:s/><text:soft-page-break/>a chance to follow her life. And it was a very long life.</text:p>
      <text:p text:style-name="P186">8eing here for ages has its 8enefits.</text:p>
      <text:p text:style-name="P187">_</text:p>
      <text:p text:style-name="P188">12. TP12: =006678</text:p>
      <text:p text:style-name="P189">It has 8een a very long time.</text:p>
      <text:p text:style-name="P190">So long, time has 8een stripped of the meaning it never really had in the first place.</text:p>
      <text:p text:style-name="P191">It doesn't really pass in the same way it does when you're alive. Concepts like "now" and "how long" are figures of speech used to make communication simpler.</text:p>
      <text:p text:style-name="P192">I've quit trying to give expression to the elusive temporal properties of this place. It's easier staying conversational.</text:p>
      <text:p text:style-name="P193">8ut I will say that 8eing here "for so long" lends itself to a certain detachment from what you see. Otherwise, monitoring the atrocities stemming from our failure wouldn't 8e much fun.</text:p>
      <text:p text:style-name="P194">Yes, sometimes.</text:p>
      <text:p text:style-name="P195">8ut missing it usually invites memories of home to serve as the stage.</text:p>
      <text:p text:style-name="P196">Not that it's a su8stitute for the previous reality. 8ut the reminders of home are everywhere.</text:p>
      <text:p text:style-name="P197">Yes. I see them often enough.</text:p>
      <text:p text:style-name="P198">Except for one, whom I haven't seen at all since 8efore we all died.</text:p>
      <text:p text:style-name="P199">In fact, she's the only reason we are here in the first place, as opposed to merely ceasing to exist upon the scratch.</text:p>
      <text:p text:style-name="P200">In life, she was the only one I would have called a close friend, in a way.</text:p>
      <text:p text:style-name="P201">The thing is, no8ody liked her much either. We had that in common. ::::)</text:p>
      <text:p text:style-name="P202">Remem8er how I said the gods could keep you dancing around someone you're looking for indefinitely?</text:p>
      <text:p text:style-name="P203">Well, "8illions," yes. In a manner of speaking.</text:p>
      <text:soft-page-break/>
      <text:p text:style-name="P204">That's right. In fact, we are on our way to visit her now.</text:p>
      <text:p text:style-name="P205">Notice the moon up there?</text:p>
      <text:p text:style-name="P206">And not the larger green interloper. That one never 8elonged to my world. It is your memory, not mine.</text:p>
      <text:p text:style-name="P207">It's the setting of the memory she entered.</text:p>
      <text:p text:style-name="P208">From her perspective, she has just arrived here.</text:p>
      <text:p text:style-name="P209">Your friends should 8e joining us too, 8efore your meteor clears the 8u88le.</text:p>
      <text:p text:style-name="P210">May8e together we can 8ring the Thief of Life up to speed.</text:p>
      <text:p text:style-name="P211">_</text:p>
      <text:p text:style-name="P212">Act 6 Act 3</text:p>
      <text:p text:style-name="P213">_</text:p>
      <text:p text:style-name="P214">13. JaEn1: =006826</text:p>
      <text:p text:style-name="P215">Well, Jake? Don't you have anything to say?</text:p>
      <text:p text:style-name="P216">I think I've spent enough time introducing myself! You have hardly said a word.</text:p>
      <text:p text:style-name="P217">It would 8e nice to know whether my long story has confounded you in any particular way, or if you are just 8eing shy.</text:p>
      <text:p text:style-name="P218">Yes?</text:p>
      <text:p text:style-name="P219">Jake, I understand this is very much to learn all at once, 8ut do you really want me to keep speaking until I am 8lue in the face?</text:p>
      <text:p text:style-name="P220">You appear to 8e perspiring heavily.</text:p>
      <text:p text:style-name="P221">There is no reason to 8e so nervous, especially considering you are only dreaming.</text:p>
      <text:p text:style-name="P222">It's ok.</text:p>
      <text:p text:style-name="P223">Well, at the risk talking a8out myself a little more, I feel it would 8e dishonest not to confess.</text:p>
      <text:p text:style-name="P224">I am a fairly gifted psychic.</text:p>
      <text:p text:style-name="P225">Yes.</text:p>
      <text:soft-page-break/>
      <text:p text:style-name="P226">No, that was a fine question. They're troll powers. Sometimes those of my 8lood type will have them naturally.</text:p>
      <text:p text:style-name="P227">And no, they are not prognosticative a8ilities. They let me access another's mind in a way that can 8e terri8ly invasive if a8used.</text:p>
      <text:p text:style-name="P228">Yes. Including the a8ility to control minds, when exploited fully.</text:p>
      <text:p text:style-name="P229">8ut don't worry. They don't seem to work the same way on your species. They're considera8ly weaker.</text:p>
      <text:p text:style-name="P230">The most I can do is get an empathic impression of your emotional state.</text:p>
      <text:p text:style-name="P231">So if I speculate that you are shy or nervous, it is 8ecause I can sense that you are.</text:p>
      <text:p text:style-name="P232">I wouldn't say you 8lew it, 8ut that was certainly odd.</text:p>
      <text:p text:style-name="P233">Who were you talking to, if you don't mind my asking?</text:p>
      <text:p text:style-name="P234">I am not a 8rain invader though!</text:p>
      <text:p text:style-name="P235">I said I can only sense your emotions. I think it's polite to let people know 8efore long. Otherwise I 8egin to feel a 8it underhanded.</text:p>
      <text:p text:style-name="P236">8ut you don't have to! That was not the point of my telling you.</text:p>
      <text:p text:style-name="P237">I'm used to sensing many things from people. There aren't any feelings you could have that would 8e that surprising to me or compromising to you.</text:p>
      <text:p text:style-name="P238">I really just want you to relax for the 8rief time we have in this 8u88le and talk to me.</text:p>
      <text:p text:style-name="P239">Well, I have spent almost no time examining this iteration of your universe.</text:p>
      <text:p text:style-name="P240">The gods have given me very little access to it through the memories of others until now.</text:p>
      <text:p text:style-name="P241">I 8elieve they are finally 8eginning to 8ridge the divides 8etween long estranged compartments of reality, allowing previously unintroduced parties to mingle.</text:p>
      <text:p text:style-name="P242">Those from different universes, 8oth their initial iterations and their scratched re8oots. Those from different spheres, ones of<text:s/><text:soft-page-break/>creative potential and of mortality.</text:p>
      <text:p text:style-name="P243">Through us all they attempt to 8ring closure to unsanctioned loops and restore sta8ility to the cosmos.</text:p>
      <text:p text:style-name="P244">So I am curious a8out you and your friends. What is your life like?</text:p>
      <text:p text:style-name="P245">I understand. The same is mostly true for myself.</text:p>
      <text:p text:style-name="P246">I can sense that you are either very impressed or in some way intimidated 8y me, 8ut when it comes down to the 8asics, a description of my life would 8e 8oring as well.</text:p>
      <text:p text:style-name="P247">Why don't you show me around?</text:p>
      <text:p text:style-name="P248">Nope. ::::)</text:p>
      <text:p text:style-name="P249">What was that?</text:p>
      <text:p text:style-name="P250">Jake?</text:p>
      <text:p text:style-name="P251">Hmm.</text:p>
      <text:p text:style-name="P252">Should I leave and come 8ack during another dream?</text:p>
      <text:p text:style-name="P253">_</text:p>
      <text:p text:style-name="P254">14. JaEn2: =006827</text:p>
      <text:p text:style-name="P255">Ok then.</text:p>
      <text:p text:style-name="P256">What's this? An illustrated story of some sort?</text:p>
      <text:p text:style-name="P257">Why are you getting flustered a8out this literature?</text:p>
      <text:p text:style-name="P258">Is it pornographic?</text:p>
      <text:p text:style-name="P259">It does not strike me as indecent at a glance. Though may8e our cultures have different standards?</text:p>
      <text:p text:style-name="P260">Jake.</text:p>
      <text:p text:style-name="P261">You know, it's not the first time I've sensed that someone felt a flushed attraction for me.</text:p>
      <text:p text:style-name="P262">_</text:p>
      <text:p text:style-name="P263">15. JaEn3: =006828</text:p>
      <text:p text:style-name="P264">You really don't have to 8e so em8arrassed. It's perfectly ok.</text:p>
      <text:soft-page-break/>
      <text:p text:style-name="P265">Actually I do 8elieve it would 8e within the scope of my a8ilities to get you to wake up.</text:p>
      <text:p text:style-name="P266">8ut do you really want me to do that?</text:p>
      <text:p text:style-name="P267">If it is true that you think I am attractive then why wouldn't you want to spend a little more time here with me? What's the harm?</text:p>
      <text:p text:style-name="P268">Are you really in such a hurry to leave and feel sorry for yourself, for no explica8le reason?</text:p>
      <text:p text:style-name="P269">I already told you, Jake.</text:p>
      <text:p text:style-name="P270">I am used to sensing many different types of feelings.</text:p>
      <text:p text:style-name="P271">It's given me a different perspective on emotions than most have.</text:p>
      <text:p text:style-name="P272">For most, the feelings of others are often a mystery. So they are prone to speculation and paranoia a8out the motivations of people they meet.</text:p>
      <text:p text:style-name="P273">The emotions of others can seem like such well guarded mysteries, people 8egin to 8elieve that's how their own emotions should 8e treated as well. So when someone can read their thoughts easily it feels like a violation.</text:p>
      <text:p text:style-name="P274">8ut to one accustomed to reading those thoughts, there isn't the same perception of violation or secrecy. It's more like examining other self evident facts a8out a person, like taking note of their appearance.</text:p>
      <text:p text:style-name="P275">It's still hard for non-psychics to understand this though, even if you explain it to them. It can lead to some awkward relationships, unfortunately.</text:p>
      <text:p text:style-name="P276">Fellows, yes. And ladies. It's happened.</text:p>
      <text:p text:style-name="P277">Haha! Oh no. No, not really.</text:p>
      <text:p text:style-name="P278">The fact that I've 8een the fleeting o8ject of attraction to a handful really paints the wrong social picture I'm afraid.</text:p>
      <text:p text:style-name="P279">It's my experience that people very often underestimate their own lika8ility. I sense that feeling all the time.</text:p>
      <text:p text:style-name="P280"><text:s/>Pro8a8ly 8ecause they're in the dark a8out others' thoughts. They are usually in dou8t, so they frequently err on the side of pessimism.</text:p>
      <text:soft-page-break/>
      <text:p text:style-name="P281">In many cases they would 8e surprised if they knew how many around them were open to friendship, or possi8ly something more.</text:p>
      <text:p text:style-name="P282">I would venture that if you had such a sense you even might 8e surprised yourself!</text:p>
      <text:p text:style-name="P283">Let's not get carried away. That certainly does not descri8e my experience.</text:p>
      <text:p text:style-name="P284">You would think 8eing a8le to sense the occasional attraction from others would 8e advantageous, and inspire confidence in yourself.</text:p>
      <text:p text:style-name="P285">And it is nice when that happens, sure.</text:p>
      <text:p text:style-name="P286">8ut then, you feel the negative emotions directed at you as well.</text:p>
      <text:p text:style-name="P287">And even if they are less common than the positive ones, you have a way of dwelling on them, and magnifying them far 8eyond their real significance.</text:p>
      <text:p text:style-name="P288">It's funny how an a8ility that should give you all the advantages in the world over others can lead you to feel worse a8out yourself than if you never had them.</text:p>
      <text:p text:style-name="P289">You put all your energy into thinking a8out people with the 8ad feelings a8out you instead of the good, and you try your 8est to fix things.</text:p>
      <text:p text:style-name="P290">8ut usually it just gets worse. People think you are over8earing and needy, and they don't understand what it is you want from them.</text:p>
      <text:p text:style-name="P291">I can see why it can drive some with my a8ilities to a8use the powers.</text:p>
      <text:p text:style-name="P292">Fortunately I was a8le to resist the temptation.</text:p>
      <text:p text:style-name="P293">On the world I was from, it was rare. Only a few criminals and outcasts would.</text:p>
      <text:p text:style-name="P294">8ut in the second iteration I mentioned, it was commonplace. Like I said, things were very different.</text:p>
      <text:p text:style-name="P295">In my world though, the higher castes have a lot of responsi8ilities. It wouldn't 8e right to a8use my powers.</text:p>
      <text:p text:style-name="P296">Ah, so you were listening to my lengthy pream8le!</text:p>
      <text:p text:style-name="P297">Yes. 8lue 8loods like myself were higher than most.</text:p>
      <text:soft-page-break/>
      <text:p text:style-name="P298">The jo8 of each 8lood caste was to serve the needs of all those 8elow it.</text:p>
      <text:p text:style-name="P299">We were to use our progressively greater longevity and wisdom to help the lower castes learn and grow. To listen to them and try to provide whatever they were missing. Like a hierarchy of caretakers with increasing social responsi8ility. When the order functioned in harmony our civilization would flourish.</text:p>
      <text:p text:style-name="P300">Yes.</text:p>
      <text:p text:style-name="P301">Yes.</text:p>
      <text:p text:style-name="P302">Who told you that?</text:p>
      <text:p text:style-name="P303">That's interesting.</text:p>
      <text:p text:style-name="P304">I wasn't planning on mentioning that. Or at least not just yet.</text:p>
      <text:p text:style-name="P305">There's no reason to prematurely overcomplicate an already complicated tale.</text:p>
      <text:p text:style-name="P306">All facts will fall into place in due time.</text:p>
      <text:p text:style-name="P307">More or less.</text:p>
      <text:p text:style-name="P308">_</text:p>
      <text:p text:style-name="P309">16. JaEn4: =006829</text:p>
      <text:p text:style-name="P310">He most certainly is a skull monster.</text:p>
      <text:p text:style-name="P311">A very 8ig and angry skull monster.</text:p>
      <text:p text:style-name="P312">I didn't say you were supposed to kill him.</text:p>
      <text:p text:style-name="P313">He cannot 8e killed.</text:p>
      <text:p text:style-name="P314">Long ago he discovered the secret to indestructi8ility.</text:p>
      <text:p text:style-name="P315">Defeating a foe doesn't always involve killing.</text:p>
      <text:p text:style-name="P316">He has had many incarnations in many universes.</text:p>
      <text:p text:style-name="P317">If you continue on your journey for long enough, you may encounter one of them.</text:p>
      <text:p text:style-name="P318">And if you have 8ecome strong enough 8y then, you may 8e a8le to defeat him in com8at.</text:p>
      <text:p text:style-name="P319">And if that comes to pass, it would 8e the first defeat he has<text:s/><text:soft-page-break/>ever known.</text:p>
      <text:p text:style-name="P320">You would 8e providing the first glimmer of hope to others that some day, he could 8e destroyed.</text:p>
      <text:p text:style-name="P321">For now, I'm saying that we should get going soon, if you would like to meet the others 8efore you wake up.</text:p>
      <text:p text:style-name="P322">Is there anything else you wanted to show me 8efore we go?</text:p>
      <text:p text:style-name="P323">I didn't mean to get us sidetracked like that.</text:p>
      <text:p text:style-name="P324">They are from someone else's memory.</text:p>
      <text:p text:style-name="P325">Ha ha. No!</text:p>
      <text:p text:style-name="P326">Not anymore.</text:p>
      <text:p text:style-name="P327">_</text:p>
      <text:p text:style-name="P328">17. JaEn5: =006830</text:p>
      <text:p text:style-name="P329">This way!</text:p>
      <text:p text:style-name="P330">It was my planet.</text:p>
      <text:p text:style-name="P331">Yep!</text:p>
      <text:p text:style-name="P332">Jake, it wouldn't work 8etween us.</text:p>
      <text:p text:style-name="P333">I'm dead.</text:p>
      <text:p text:style-name="P334">Perhaps if you died too.</text:p>
      <text:p text:style-name="P335">Although, may8e not after too long?</text:p>
      <text:p text:style-name="P336">I don't know how I would feel a8out that if you were a lot older than me.</text:p>
      <text:p text:style-name="P337">Although technically I am already so much "older" than you........</text:p>
      <text:p text:style-name="P338">It would just 8e kind of strange if you were physically my senior 8y any significant margin, you know?</text:p>
      <text:p text:style-name="P339">What?</text:p>
      <text:p text:style-name="P340">8ut I wouldn't want that to happen.</text:p>
      <text:p text:style-name="P341">For you to die soon.</text:p>
      <text:p text:style-name="P342">I want you to succeed at your quest, and to live a long and happy<text:s/><text:soft-page-break/>life!</text:p>
      <text:p text:style-name="P343">::::?</text:p>
      <text:p text:style-name="P344">:::;)</text:p>
      <text:p text:style-name="P345">Her? Who?</text:p>
      <text:p text:style-name="P346">Me?</text:p>
      <text:p text:style-name="P347">_</text:p>
      <text:p text:style-name="P348">18. JaEn6: =006831</text:p>
      <text:p text:style-name="P349">I've gathered a small group of travelers for a meeting.</text:p>
      <text:p text:style-name="P350">They are 8riefly passing through this 8u88le. I was hoping we could introduce ourselves to one another, and help orient an old friend of mine to the afterlife.</text:p>
      <text:p text:style-name="P351">She was supposed to 8e the empress of all trolls, actually.</text:p>
      <text:p text:style-name="P352">Not exactly, since she pro8a8ly never would have 8een regardless.</text:p>
      <text:p text:style-name="P353">She didn't want the jo8.</text:p>
      <text:p text:style-name="P354">Remem8er how I said each class had a duty to take care of the younger and more populous classes lower on the order?</text:p>
      <text:p text:style-name="P355">Well, hers was the highest of all.</text:p>
      <text:p text:style-name="P356">She was the only one on the planet with such royal 8lood, aside from the sitting empress.</text:p>
      <text:p text:style-name="P357">As the heiress, she was meant for a position of incredi8le responsi8ility.</text:p>
      <text:p text:style-name="P358">Once she claimed the throne, she would have to serve for many thousands of years, until the next successor was ready.</text:p>
      <text:p text:style-name="P359">She had some pro8lems with authority.</text:p>
      <text:p text:style-name="P360">She despised the whole social order, really.</text:p>
      <text:p text:style-name="P361">I foolishly tried to convince her to honor her o8ligation, 8ut she wouldn't listen.</text:p>
      <text:p text:style-name="P362">She viewed the empress as a glorified slave.</text:p>
      <text:p text:style-name="P363">So she a8dicated, and fled to the moon to hide.</text:p>
      <text:soft-page-break/>
      <text:p text:style-name="P364">I was the only one who knew of her plans. The rest of the world searched 8ut never found her.</text:p>
      <text:p text:style-name="P365">At the time, I was furious with her. 8ut I didn't turn her in.</text:p>
      <text:p text:style-name="P366">Which in retrospect was a key decision that led us here.</text:p>
      <text:p text:style-name="P367">Yes, eventually.</text:p>
      <text:p text:style-name="P368">While she was there, she discovered an ancient device.</text:p>
      <text:p text:style-name="P369">Inside the device was a game.</text:p>
      <text:p text:style-name="P370">She 8ecame o8sessed with playing it, 8ut needed our friends to agree to play first.</text:p>
      <text:p text:style-name="P371">She was not well liked 8y the others though. Old grudges and rivalries made it hard to convince them.</text:p>
      <text:p text:style-name="P372">8ut she is very devious, and knows how to trick people into doing what she wants.</text:p>
      <text:p text:style-name="P373">She even got me to agree, 8y promising she'd return to her place as the heiress when we finished playing.</text:p>
      <text:p text:style-name="P374">Needless to say, we had no idea what we were getting ourselves into.</text:p>
      <text:p text:style-name="P375">Yes.</text:p>
      <text:p text:style-name="P376">She's not all that 8ad though.</text:p>
      <text:p text:style-name="P377">Well........</text:p>
      <text:p text:style-name="P378">When you really get to know her.</text:p>
      <text:p text:style-name="P379">And when she's unarmed.</text:p>
      <text:p text:style-name="P380">Which is........ pretty much never, now that I think a8out it.</text:p>
      <text:p text:style-name="P381">Ok, she pro8a8ly is all that 8ad.</text:p>
      <text:p text:style-name="P382">The point is, you have to know how to handle her.</text:p>
      <text:p text:style-name="P383">Regal types can 8e very touchy, even the ones who seem to revel in anarchy.</text:p>
      <text:p text:style-name="P384">8ut if you know all the right things to say and do, she will happily hand over the keys to the kingdom, so to speak.</text:p>
      <text:p text:style-name="P385">After all, royalty is royalty.</text:p>
      <text:soft-page-break/>
      <text:p text:style-name="P386">Just let me do the talking for a while, ok?</text:p>
      <text:p text:style-name="P387">_</text:p>
      <text:p text:style-name="P388">19. =006883</text:p>
      <text:p text:style-name="P389">WHAT DO YOU PEOPLE THINK YOU'RE DOING????????</text:p>
      <text:p text:style-name="P390">_</text:p>
      <text:p text:style-name="P391">20. TP13; MP1: =006884</text:p>
      <text:p text:style-name="P392">Stop it, all of you!</text:p>
      <text:p text:style-name="P393">You couldn't even wait a few minutes while I retrieved one last guest?</text:p>
      <text:p text:style-name="P394">I have to come 8ack to THIS????????</text:p>
      <text:p text:style-name="P395">Every8ody?</text:p>
      <text:p text:style-name="P396">Excuse me, are you listening?! I would like to introduce you to someone.</text:p>
      <text:p text:style-name="P397">His name is........</text:p>
      <text:p text:style-name="P398">HEY!!!!!!!!</text:p>
      <text:p text:style-name="P399">MEENAH! I SAID CUT IT THE FUCK OUT.</text:p>
      <text:p text:style-name="P400">Yes! you!</text:p>
      <text:p text:style-name="P401">The dead miscreant with the goggles waving around the stupid trident.</text:p>
      <text:p text:style-name="P402">Put it down!</text:p>
      <text:p text:style-name="P403">Yes way.</text:p>
      <text:p text:style-name="P404">Put it down.</text:p>
      <text:p text:style-name="P405">I'm serious.</text:p>
      <text:p text:style-name="P406">I said drop it.</text:p>
      <text:p text:style-name="P407">Yes on the floor!</text:p>
      <text:p text:style-name="P408">_</text:p>
      <text:p text:style-name="P409">21. MP2: =006885</text:p>
      <text:p text:style-name="P410">Now step away from it. That's right.</text:p>
      <text:soft-page-break/>
      <text:p text:style-name="P411">8ack. A little further.</text:p>
      <text:p text:style-name="P412">I said further!</text:p>
      <text:p text:style-name="P413">No, not closer! Further!</text:p>
      <text:p text:style-name="P414">Uuuuuuuugh.</text:p>
      <text:p text:style-name="P415">Guess what! You just lost your poking privileges.</text:p>
      <text:p text:style-name="P416">I think I'll hang on to this for a little while. How do you like that?</text:p>
      <text:p text:style-name="P417">Ooooooooh. It sure is pretty. Is that real gold? Or, pardon me, "reel."</text:p>
      <text:p text:style-name="P418">I 8et I could sell it for a small fortune.</text:p>
      <text:p text:style-name="P419">Watch me!</text:p>
      <text:p text:style-name="P420">_</text:p>
      <text:p text:style-name="P421">22. MP3: =006886</text:p>
      <text:p text:style-name="P422">Ok then!</text:p>
      <text:p text:style-name="P423">Has everyone settled down? Do I have everyone's attention?</text:p>
      <text:p text:style-name="P424">Just stop. Please?</text:p>
      <text:p text:style-name="P425">I know it's only 8een minutes since you died, and you pro8a8ly aren't thrilled to see me for any num8er of reasons.</text:p>
      <text:p text:style-name="P426">8ut for me it has 8een millenia! I have 8een waiting a long time to see you again, and orient you to the afterlife.</text:p>
      <text:p text:style-name="P427">Excuse me for looking forward to our reunion then! I guess I 8uilt it up in my mind as something special for a whole lot of nothing!</text:p>
      <text:p text:style-name="P428">Then you don't care at all, is that it? My waiting here all this time to see you means nothing?</text:p>
      <text:p text:style-name="P429">????????</text:p>
      <text:p text:style-name="P430">What even is your point!</text:p>
      <text:p text:style-name="P431">I think I have completely forgotten the su8tle art of determining whether you're 8eing sincere, through your tangled fishnet of aquatic puns and little sta8s of hostility.</text:p>
      <text:soft-page-break/>
      <text:p text:style-name="P432">Do you think you can at least remain well mannered while I 8ring the others up to speed on some critical matters?</text:p>
      <text:p text:style-name="P433">Grrrrrrrr.</text:p>
      <text:p text:style-name="P434">That's it. I'm selling off this gaudy trinket.</text:p>
      <text:p text:style-name="P435">I have developed an eye for priceless treasure.</text:p>
      <text:p text:style-name="P436">Do you have any idea who I grew up to 8e in the new world we made?</text:p>
      <text:p text:style-name="P437">I'd wager if I put it on the 8lack market, it would fetch a fee to the tuna several 8illion 8oonies.</text:p>
      <text:p text:style-name="P438">_</text:p>
      <text:p text:style-name="P439">23. MP4: =006888</text:p>
      <text:p text:style-name="P440">No.</text:p>
      <text:p text:style-name="P441">_</text:p>
      <text:p text:style-name="P442">24. TP14; MP5: =006890</text:p>
      <text:p text:style-name="P443">May8e I should just start over from the 8eginning.</text:p>
      <text:p text:style-name="P444">Meenah, please!</text:p>
      <text:p text:style-name="P445">Our nice new friends have missed some very IMPORTANT DETAILS!</text:p>
      <text:p text:style-name="P446">Very well.</text:p>
      <text:p text:style-name="P447">If you speak for everyone with respect to what is most interesting to talk a8out, then what is your porpoisal?</text:p>
      <text:p text:style-name="P448">I mean proposal!</text:p>
      <text:p text:style-name="P449">(Stupid infectious fish puns.)</text:p>
      <text:p text:style-name="P450">(Took all of five minutes to pull me into your insmanatee again.)</text:p>
      <text:p text:style-name="P451">(Insanity! Ugh.)</text:p>
      <text:p text:style-name="P452">Oh, sure!</text:p>
      <text:p text:style-name="P453">You wanted to know how we all died.</text:p>
      <text:p text:style-name="P454">That's a pretty interesting story, don't you think, Meenah? :::;)</text:p>
      <text:p text:style-name="P455">However, I don't think much of it will make sense without some major contextualization.</text:p>
      <text:soft-page-break/>
      <text:p text:style-name="P456">There's really quite an amazing amount of nuance to the full sequence of events. Many different players, personalities, conflicting agendas, all interwoven together.</text:p>
      <text:p text:style-name="P457">I'll need a little time to set the stage for everything to 8e comprehensi8le, if you all don't mind indulging me for a while.</text:p>
      <text:p text:style-name="P458">You could say it all started during our darkest hour, when it 8ecame clear our failure was inevita8le. I took it upon myself to venture into the palace of my denizUMPH.</text:p>
      <text:p text:style-name="P459">_</text:p>
      <text:p text:style-name="P460">25. MP6: =006891</text:p>
      <text:p text:style-name="P461">MMMMMMMMPH!!!!!!!!</text:p>
      <text:p text:style-name="P462">_</text:p>
      <text:p text:style-name="P463">26. MP7: =006900</text:p>
      <text:p text:style-name="P464">Meempha.</text:p>
      <text:p text:style-name="P465">_</text:p>
      <text:p text:style-name="P466">27. MP8: =006901</text:p>
      <text:p text:style-name="P467">Thap waf.......</text:p>
      <text:p text:style-name="P468">_</text:p>
      <text:p text:style-name="P469">28. MP9; TP15: =006902</text:p>
      <text:p text:style-name="P470">THE WORST STORY THAT HAS EVER 8EEN TOLD IN THE HISTORY OF PARADOX SPACE.</text:p>
      <text:p text:style-name="P471">No! I will not "clam down." Clamming is not something you can do, unless you do it UP, or you are literally retrieving clams from a 8ed of soft oceanic soil.</text:p>
      <text:p text:style-name="P472">You just have no respect for a well told story.</text:p>
      <text:p text:style-name="P473">Only 8arely!!!!!!!!</text:p>
      <text:p text:style-name="P474">You left out so much! All the intrigue, the complicated interpersonal relationships, the 8ackstory, the responsi8le pacing.</text:p>
      <text:p text:style-name="P475">Where was the WORLD 8UILDING, Meenah?</text:p>
      <text:p text:style-name="P476">Ok! I think I finally understand the art of storytelling now,<text:s/><text:soft-page-break/>thanks to you!</text:p>
      <text:p text:style-name="P477">It turns out all you have to do is make series of short, mysterious statements without supplying context or any further ela8oration.</text:p>
      <text:p text:style-name="P478">It's all so simple! Let's try it out.</text:p>
      <text:p text:style-name="P479">Did you know that "what's his face" Vantas in our post-scratch world grew up to 8e a spiritual leader followed 8y millions?</text:p>
      <text:p text:style-name="P480">They killed him though. He died handcuffed to something, while shouting a rude word. The end!</text:p>
      <text:p text:style-name="P481">Leijon grew up to 8e his m8sprit! She wrote stuff down and spent a long time in a cave. That's that.</text:p>
      <text:p text:style-name="P482">Their 8uddy Captor flew a ship for some hag. It wasn't a very cool gig. Maryam found a wiggler and died a slave. Did I mention our planet 8ecame kind of a shithole? No, I don't think I did, 8ecause that's apparently not how you "tell stories."</text:p>
      <text:p text:style-name="P483">Zahhak 8uilt me a ro8otic arm. He was ordered 8y a high8lood to kill a girl 8ut he couldn't do it, and was 8anished. Really 8eat himself up over that. 8ut it's ok 8ecause his descendant redeemed the honor of his legacy 8y doing whatever a murderous clown told him to. Wait, was that too much detail? Forget I said some of that. Moving on!</text:p>
      <text:p text:style-name="P484">Ampora was a pirate. No8ody liked him. He killed a lot of people, 8ut was later executed 8ecause he was una8le to tell a funny joke. What else needs to 8e said? That's right. Nothing.</text:p>
      <text:p text:style-name="P485">Makara was the guy who didn't like his joke. He was terri8le and so is his story. Period.</text:p>
      <text:p text:style-name="P486">Nitram was a hero who led a re8ellion. He killed me. 8ut not 8efore things got pretty steamy 8etween us. Want to hear the juicy details? You're out of luck!!!!!!!!</text:p>
      <text:p text:style-name="P487">Pyrope cut off my arm and arrested me, 8ut I killed her. This triggered a karmic cycle of revenge which led to the eventual 8linding of her descendant.</text:p>
      <text:p text:style-name="P488">Sorry, Terezi. Them's the 8r8ks!</text:p>
      <text:p text:style-name="P489">As for me, well, I could go on ALL DAAAAAAAAY a8out that su8ject. 8ut I won't!</text:p>
      <text:soft-page-break/>
      <text:p text:style-name="P490">I was a cool pir8te. The 8est pir8! I lived a long time, had amazing adventures, got all the treasure, then died. That's all she wrote!</text:p>
      <text:p text:style-name="P491">8ut not literally. She wrote quite a lot in fact. She had a lot to say, just like me. Which is why she's so gr8.</text:p>
      <text:p text:style-name="P492">Let's see. Who am I forgetting here?</text:p>
      <text:p text:style-name="P493">Oh, of course. Megido! Now there's an interesting story full of exciting twists and turns we won't 8e getting into.</text:p>
      <text:p text:style-name="P494">She was kidnapped as a child 8y a creep, then served the creep's 8oss for millions of sweeps. She helped make everything lousy. Then you killed her and took her jo8.</text:p>
      <text:p text:style-name="P495">Anyway, I think this tedious tale has gone on for entirely too long already!</text:p>
      <text:p text:style-name="P496">I can't think of a single thing left to address that could possi8ly 8e of interest to anyone.</text:p>
      <text:p text:style-name="P497">Why, Meenah. Could it 8e that you would like to hear more?</text:p>
      <text:p text:style-name="P498">I must 8e imagining things, 8ecause you are on record as finding my stories 8oring.</text:p>
      <text:p text:style-name="P499">Very well. You would like to know a8out your post-scratch adult life.</text:p>
      <text:p text:style-name="P500">Would you like the short version? Or the long version?</text:p>
      <text:p text:style-name="P501">You tell me.</text:p>
      <text:p text:style-name="P502">Very well.</text:p>
      <text:p text:style-name="P503">I shall strive to convey your story, including details which you are likely to find interesting on account of vanity, whilst attempting to refrain from going "Full Serket" on you and other hapless 8ystanders.</text:p>
      <text:p text:style-name="P504">Fine.</text:p>
      <text:p text:style-name="P505">You want the a8ridged-version, 8ut-may8e-not-so-a8ridged, as-long-as-the-stuff-that-you-in-particular-would-like-to-hear-is-included, of the Meenah Peixes saga?</text:p>
      <text:p text:style-name="P506">Here we go.</text:p>
      <text:p text:style-name="P507">_</text:p>
      <text:soft-page-break/>
      <text:p text:style-name="P508">29. MP10: =006903</text:p>
      <text:p text:style-name="P509">Instead of storming off to the moon in a huff, Peixes em8raced her role as an heiress.</text:p>
      <text:p text:style-name="P510">Once she reached the age to challenge the empress, she killed her predecessor easily.</text:p>
      <text:p text:style-name="P511">She did more to sink our race into perpetual darkness and violence than any empress before her, and her rule lasted the longest 8y far.</text:p>
      <text:p text:style-name="P512">She conquered thousands of planets and star systems, many of them personally. She was responsi8le for the death of trillions.</text:p>
      <text:p text:style-name="P513">Her reign was interrupted only 8y the extinction of our race, which was orchestrated 8y the omniscient creep I mentioned previously.</text:p>
      <text:p text:style-name="P514">She flew back to her homeworld, killed Megido, and assumed control of her demonic powers.</text:p>
      <text:p text:style-name="P515">In doing so, she also assumed her role as the servant to an indestructi8le demon, whose existence was a8out to result in the annihilation of our universe.</text:p>
      <text:p text:style-name="P516">8ut 8efore that, he had a new assignment for her.</text:p>
      <text:p text:style-name="P517">Is this 8rief enough? Am I addressing all the "cool stuff" to your satisfaction?</text:p>
      <text:p text:style-name="P518">That's the first half of her story.</text:p>
      <text:p text:style-name="P519">In the second half, she escaped to a fresh universe to wreak more havoc.</text:p>
      <text:p text:style-name="P520">She infiltrated a planet called Earth, which is home to a race called humans. These guys here.</text:p>
      <text:p text:style-name="P521">On the post-scratch version of Earth (long story), she gained a8solute power, flooded the planet, and completely wiped out the human population, while expanding her a8ilities even further.</text:p>
      <text:p text:style-name="P522">She then somehow entered the humans' game session, and took control there as well.</text:p>
      <text:p text:style-name="P523">She did all this at the 8ehest of her employer, and has shown no signs of slowing her rampage, or ever dying, for that matter.</text:p>
      <text:p text:style-name="P524">So, Meenah. How was that story? Are you 8ored yet?</text:p>
      <text:soft-page-break/>
      <text:p text:style-name="P525">_</text:p>
      <text:p text:style-name="P526">30. JaEn7: =006905</text:p>
      <text:p text:style-name="P527">Jake, no! What are you doing????????</text:p>
      <text:p text:style-name="P528">_</text:p>
      <text:p text:style-name="P529">31. JaEn8: =006906</text:p>
      <text:p text:style-name="P530">Jake, stop!</text:p>
      <text:p text:style-name="P531">_</text:p>
      <text:p text:style-name="P532">32. JaEn9: =006907</text:p>
      <text:p text:style-name="P533">No, no, Jake, that was in another universe! Or, I mean........</text:p>
      <text:p text:style-name="P534">She isn't the same person though! I mean, she is, 8ut........</text:p>
      <text:p text:style-name="P535">She won't grow up to do any of that! She's the pre-scratch version who.......</text:p>
      <text:p text:style-name="P536">You see, the 8atterwitch you're talking a8out was a totally different, uh........</text:p>
      <text:p text:style-name="P537">Augh, why does this all have to 8e so complicated to explain!!!!!!!!</text:p>
      <text:p text:style-name="P538">_</text:p>
      <text:p text:style-name="P539">33. JaEn10: =006909</text:p>
      <text:p text:style-name="P540">Jake, stop whaling on her like that!</text:p>
      <text:p text:style-name="P541">I mean, wailing!</text:p>
      <text:p text:style-name="P542">W8! Why am I even correcting myself? Those are homonyms!</text:p>
      <text:p text:style-name="P543">No8ody could even tell which kind of whaling I meant!</text:p>
      <text:p text:style-name="P544">Jake!</text:p>
      <text:p text:style-name="P545">I SAID.</text:p>
      <text:p text:style-name="P546">ST8P!!!!!!!!</text:p>
      <text:p text:style-name="P547">_</text:p>
      <text:p text:style-name="P548">34. MP11: =006910</text:p>
      <text:p text:style-name="P549">Sigh.</text:p>
      <text:soft-page-break/>
      <text:p text:style-name="P550">Meenah, are you ok?</text:p>
      <text:p text:style-name="P551">_</text:p>
      <text:p text:style-name="P552">35. MP12: =006911</text:p>
      <text:p text:style-name="P553">Meenah?</text:p>
      <text:p text:style-name="P554">_</text:p>
      <text:p text:style-name="P555">36. =007163</text:p>
      <text:p text:style-name="P556">SEE LOG FOR "Act 6 Intermission 3 Part 1" IN GAMES FOLDER</text:p>
      <text:p text:style-name="P557">_</text:p>
      <text:p text:style-name="P558">37. =007208</text:p>
      <text:p text:style-name="P559">SEE LOG FOR "Act 6 Intermission 3 Part 2" IN GAMES FOLDER</text:p>
      <text:p text:style-name="P560">_</text:p>
      <text:p text:style-name="P561">38. =007298</text:p>
      <text:p text:style-name="P562">SEE LOG FOR "Act 6 Intermission 3 Part 3" IN GAMES FOLDER</text:p>
      <text:p text:style-name="P563">_</text:p>
      <text:p text:style-name="P564">39. MINISTRIFE: =007327</text:p>
      <text:p text:style-name="P565">Hey, what's going on here?! Meenah, are you fighting with my dancestor? This is so counterproductive!</text:p>
      <text:p text:style-name="P566">Oh, fine. 8ut I am not participating in this fight!!!!!!!!</text:p>
      <text:p text:style-name="P567">Neither am I!</text:p>
      <text:p text:style-name="P568">Listen to me, 8oth of you! This duel is incredi8ly pointless! Surely there is a way for you 8oth to pursue your o8jectives without conflict.</text:p>
      <text:p text:style-name="P569">In any case, I don't have time to moderate your ridiculous fight! I have a cheru8 to find!!!!!!!!</text:p>
      <text:p text:style-name="P570">No, 8ut I REALLY AM looking for her!</text:p>
      <text:p text:style-name="P571">It's not a ruse!!!!!!!!</text:p>
      <text:p text:style-name="P572">And if luck should conspire to make it a draw? ::::)</text:p>
      <text:p text:style-name="P573">_</text:p>
      <text:soft-page-break/>
      <text:p text:style-name="P574">Act 6 Act 4</text:p>
      <text:p text:style-name="P575">_</text:p>
      <text:p text:style-name="P576">Act 6 Intermission 4</text:p>
      <text:p text:style-name="P577">_</text:p>
      <text:p text:style-name="P578">Act 6 Act 5</text:p>
      <text:p text:style-name="P579">_</text:p>
      <text:p text:style-name="P580">Act 6 Act 5 Act 2</text:p>
      <text:p text:style-name="P581">_</text:p>
      <text:p text:style-name="P582">Act 6 Act 5 Act 1</text:p>
      <text:p text:style-name="P583">_</text:p>
      <text:p text:style-name="P584">Act 6 Intermission 5</text:p>
      <text:p text:style-name="P585">_</text:p>
      <text:p text:style-name="P586">40. MP28: =007851</text:p>
      <text:p text:style-name="P587">Meenah, put the trident down.</text:p>
      <text:p text:style-name="P588">Don't make me confishscate it again.</text:p>
      <text:p text:style-name="P589">_</text:p>
      <text:p text:style-name="P590">41. MP29; JE1: =007854</text:p>
      <text:p text:style-name="P591">(STOPIT!)</text:p>
      <text:p text:style-name="P592">Aranea. ::::)</text:p>
      <text:p text:style-name="P593">_</text:p>
      <text:p text:style-name="P594">42. AV1; JE2: =007857</text:p>
      <text:p text:style-name="P595">I must admit, I was not in favor of the idea at first.</text:p>
      <text:p text:style-name="P596">8ut Vriska made a very strong case for using our com8ined powers in this way.</text:p>
      <text:p text:style-name="P597">In a perfect reality, no one would have to get hurt. 8ut the stakes are too high to 8e shying away from such measures.</text:p>
      <text:soft-page-break/>
      <text:p text:style-name="P598">It has 8een wonderful spending so much time on this adventure with my descendant.</text:p>
      <text:p text:style-name="P599">Not just 8ecause it's helped me get to know her 8etter, 8ut 8ecause it's opened my eyes to things a8out myself I was never really in touch with.</text:p>
      <text:p text:style-name="P600">There are certain capa8ilities within me I have never quite 8een a8le to face, and she's helped me realize I've 8een hiding from them all my life, and well 8eyond.</text:p>
      <text:p text:style-name="P601">It must 8e true what they used to say on my world. That if you really want to know who you are, look to the legacy left 8ehind 8y your ancestor.</text:p>
      <text:p text:style-name="P602">I think that wisdom works in 8oth directions!</text:p>
      <text:p text:style-name="P603">There's no reason to 8e jealous, Meenah. You know nothing has changed a8out our friendship.</text:p>
      <text:p text:style-name="P604">_</text:p>
      <text:p text:style-name="P605">43. MP30: =007858</text:p>
      <text:p text:style-name="P606">It is true. To a human, the ways of trolls from 8oth Alternia and 8eforus will seem very strange.</text:p>
      <text:p text:style-name="P607">In fact, prior to uniting in the afterlife, even the two groups of trolls were reasona8ly alien to one another.</text:p>
      <text:p text:style-name="P608">I've had a gr8 deal of time to study the cultures of many species throughout paradox space. No matter which race you 8elong to, one can always find another whose ideals pose a challenge of comprehension to even the most open minded.</text:p>
      <text:p text:style-name="P609">And though the ethical standards of those from Alternia may seem unpalata8le to you, rest assured there are 8eings elsewhere in the cosmos whose violent 8ehavior would 8e considered extreme even to most trolls.</text:p>
      <text:p text:style-name="P610">_</text:p>
      <text:p text:style-name="P611">44. JE3: =007859</text:p>
      <text:p text:style-name="P612">Actually John, I'm very glad you 8rought this up.</text:p>
      <text:p text:style-name="P613">8ecause I was in the middle of a wonderful story a8out this very su8ject, which you interrupted when you 8oarded our ship.</text:p>
      <text:p text:style-name="P614">No, that's fine!</text:p>
      <text:soft-page-break/>
      <text:p text:style-name="P615">Really, I'm quite pleased that you did.</text:p>
      <text:p text:style-name="P616">This way I get to start over from the 8eginning!</text:p>
      <text:p text:style-name="P617">_</text:p>
      <text:p text:style-name="P618">45. JE4: =007860</text:p>
      <text:p text:style-name="P619">There were some rough patches in my original telling which I can go 8ack and fix.</text:p>
      <text:p text:style-name="P620">This time it will 8e much 8etter!</text:p>
      <text:p text:style-name="P621">It is a tale a8out a very mysterious alien race called cheru8s.</text:p>
      <text:p text:style-name="P622">Let us 8egin.</text:p>
      <text:p text:style-name="P623">Once upon a time........</text:p>
      <text:p text:style-name="P624">_</text:p>
      <text:p text:style-name="P625">46. JE5; MP31: =007861</text:p>
      <text:p text:style-name="P626">There was a very mysterious alien race called cheru8s!</text:p>
      <text:p text:style-name="P627">The opening line is fine!</text:p>
      <text:p text:style-name="P628">Oh shut up and let me tell my story..</text:p>
      <text:p text:style-name="P629">Now where was I?</text:p>
      <text:p text:style-name="P630">Right.</text:p>
      <text:p text:style-name="P631">There was a very mysterious alien race called cheru8s.</text:p>
      <text:p text:style-name="P632">8ut there was one cheru8 in particular who, for at least the first half of our story, will 8e our heroine.</text:p>
      <text:p text:style-name="P633">_</text:p>
      <text:p text:style-name="P634">47. =007862</text:p>
      <text:p text:style-name="P635">She spent eons roaming her galaxy, completely alone. 8ut the time had come for her to find a m8.</text:p>
      <text:p text:style-name="P636">This is no small task for a cheru8. 8eing an asocial species, they spend virtually no time in each other's presence at all. Aside from when it is time to m8, they may go their entire lives without encountering another. And so they scatter their num8ers throughout space, each staking a territory spanning many lightyears.</text:p>
      <text:soft-page-break/>
      <text:p text:style-name="P637">8ut like a predator is a8le to track the scent of its prey, a cheru8 can sense the presence of another near8y. This sense is especially strong if that cheru8 shares the same qualities its other half once had long ago, 8efore it experienced the matur8tion process known as predomin8tion.</text:p>
      <text:p text:style-name="P638">_</text:p>
      <text:p text:style-name="P639">48. =007863</text:p>
      <text:p text:style-name="P640">You see, when a young cheru8 hatches, it would appear that only one creature has 8egun its life. 8ut the appearance is not to 8e trusted. The young cheru8 actually consists of two completely distinct 8eings, a male and a female each sharing one 8ody. The two halves are endowed with polar opposite predispositions as well. One predisposed toward malevolence, another toward 8enevolence. Good or evil, if you prefer to deal in simplistic terms, or at least those which are convenient for the sake of this story! I prefer to view the dichotomy as a kind of moral alignment, like an attri8ute that dict8tes the choices a character makes in certain types of games I used to play. The male and female halves can 8e aligned either way, as long as they differ from each other. The resulting conflict 8etween the two personalities is central to life as a cheru8, 8oth 8efore and after predomin8tion.</text:p>
      <text:p text:style-name="P641">Shortly after hatching, the two halves 8egin vacill8ting, taking turns controlling the 8ody. The only physical differenti8tion 8etween the two is the color8tion of their cheek swirls, which indic8tes alignment. There is otherwise no way to tell male and female apart 8efore a cheru8 predomin8tes. The vacill8tion process is demarc8ted 8y sleep. When the male goes to sleep, the female wakes up. And when the male wakes up, again the female sleeps. And so it goes, 8ack and forth like this, as the two identities vie for dominance over the other, and ultim8tely, permanent control over the 8ody. They grow to detest one another, and develop a view of social interaction centered entirely around animosity and confront8tion. For good cheru8s, this readies them for a long life of isol8tion, as they will prefer to avoid the sort of conflict that comes with social interaction as they have 8een conditioned to understand it. 8ut for evil ones, the contentious up8ringing only serves to fuel their inclin8tion to harm others.</text:p>
      <text:p text:style-name="P642">And though this duality makes for a tormented childhood, the inner conflict it cre8tes is an extremely important part of a<text:s/><text:soft-page-break/>young cheru8's life. The defining part, actually. It is the struggle a cheru8 must overcome to mature, and this process culmin8tes in predomin8tion.</text:p>
      <text:p text:style-name="P643">_</text:p>
      <text:p text:style-name="P644">49. =007864</text:p>
      <text:p text:style-name="P645">One half will prove to have a stronger will than the other. The less dominant half will then weaken over time, and it will eventually 8ecome clear to 8oth that one will not survive. The dominant personality will then completely consume the other, integr8ting it in such a way that only one is left. The cheeks will 8ecome solidly colored, and the cheru8 will grow to maturity as a single 8eing, endowed with the alignment of the dominant half, and with all his or her personal qualities at the forefront of the union.</text:p>
      <text:p text:style-name="P646">In the case of our heroine, she was the good half, and the day of her predomin8tion was in a sense the day her 8rother died. And though it was to her 8enefit and personal growth, 8ecause of this loss she would always live with a sense that something was missing. Every sexually mature cheru8 lives with this feeling. It drives them to seek out another cheru8 similar to the half they lost, the part of their 8eing which they grew up in perpetual conflict with. The desire to travel the universe in hopes of reigniting that conflict is very important to their species. It's the force which compels them to procre8.</text:p>
      <text:p text:style-name="P647">_</text:p>
      <text:p text:style-name="P648">50. =007865</text:p>
      <text:p text:style-name="P649">So she set out to track his scent, as it were. And soon, she found a physical trail as well. A path of carnage left 8ehind 8y a particularly destructive male cheru8. She followed the de8ris from civilized worlds and star systems he left 8ehind, as if to mock her, to make it clear he knew of her pursuit and was all 8ut paving her way with the dead. His 8rutality made her more furious, thus setting the mood, so to speak, for their imminent courtship.</text:p>
      <text:p text:style-name="P650">_</text:p>
      <text:p text:style-name="P651">51. =007866</text:p>
      <text:p text:style-name="P652">A cheru8 of his alignment is seemingly motiv8ted 8y little other than to conquer and destroy. From a 8ioexistential perspective,<text:s/><text:soft-page-break/>they 8ehave somewhat like viruses attacking the system from within. 8ut as with all sym8iotic organisms living within a universe, there are 8alancing factors. While those inha8iting an evil cheru8's territory will regard it as an unpredicta8le tyrant, those in the territory of a good cheru8 will likely come to view it as a protector, waiting quietly for millenia in deep space, ready to attack any encroaching threat. In that sense, they are not unlike cells in a universal immune system.</text:p>
      <text:p text:style-name="P653">_</text:p>
      <text:p text:style-name="P654">52. =007867</text:p>
      <text:p text:style-name="P655">This 8alance of forces allows sta8ility, such that life and new civiliz8tions can 8lossom and thrive within a universe, thus assuring the possi8ility of its own ela8orate procre8tion process. 8ut if that 8alance was ever distur8ed, it would lead to chaos in that 8iosystem. The universe could not survive for long. And if 8y some means a cheru8 with such destructive tendencies were to achieve unprecedented power, the resulting im8alance would 8e catastrophic for paradox space itself. And though the heroine of our story could have no way of knowing, this is exactly what would result from the pursuit of her kismesis.</text:p>
      <text:p text:style-name="P656">_</text:p>
      <text:p text:style-name="P657">53. =007868</text:p>
      <text:p text:style-name="P658">Like humans, cheru8s perceive romance through only one quadrant. Unlike humans, their rel8tionships are exclusively 8lack. 8ut their m8ting ritual is much more violent than any practice trolls would, or even physically could engage in. And though it is critical to the perpetu8tion of their race, the confront8tions can sometimes 8e lethal to one or 8oth cheru8s. Regardless of the outcome, the stakes are always high. The winner of the duel will assume control of the other's territory, while the loser will slink away to 8ear the offspring. So as she toured the planetary wreckage, she knew her quest for a m8 was not just a8out the propag8tion of her species, 8ut the li8er8tion of 8illions from a monster.</text:p>
      <text:p text:style-name="P659">She pursued him for many sweeps with mounting o8session, until one day the trail came to an end at a 8lack hole. Cheru8s typically seek out 8lack holes as the setting for their m8ting ritual. 8ut not any 8lack hole. Once long ago it was a star, and circling that star was a planet. That planet was home to one of the presently sparring cheru8s. The male in this case returned to<text:s/><text:soft-page-break/>the site of his hatching to m8, a loc8tion now conspicuously occupied 8y a truly massive 8lack hole.</text:p>
      <text:p text:style-name="P660">This was where she found him. And this was where they would duel.</text:p>
      <text:p text:style-name="P661">_</text:p>
      <text:p text:style-name="P662">54. =007869</text:p>
      <text:p text:style-name="P663">While an adult cheru8 is a fearsome creature, and would 8e a formida8le opponent to anyone in its unaltered st8, this is not the form in which they do 8attle with each other. The ritual is more extreme and physically demanding than any other kind of courtship or duel in the universe. The moment they meet, they will 8oth undergo a dramatic metamorphosis.</text:p>
      <text:p text:style-name="P664">_</text:p>
      <text:p text:style-name="P665">55. =007870</text:p>
      <text:p text:style-name="P666">The m8tes will then duel as two vast frightening serpents, each an astronomical unit in length.</text:p>
      <text:p text:style-name="P667">_</text:p>
      <text:p text:style-name="P668">56. =007871</text:p>
      <text:p text:style-name="P669">The tangled struggle 8etween the green aus is exceedingly 8rutal and can last for sweeps. While dueling in such a monstrous form, their energy is inexhausti8le. The transform8tion taps into the cheru8s' latent connection with the enigmatic forces presiding over all that is eternal, and perme8ting all those endowed with immortality. Normally this power is only accessi8le to them during m8ting. In this form, they are only a8le to 8e injured 8y one another, and are otherwise indestructi8le. Hence the ritual can never 8e stopped 8y an outside force until it is complete.</text:p>
      <text:p text:style-name="P670">_</text:p>
      <text:p text:style-name="P671">57. =007872</text:p>
      <text:p text:style-name="P672">It should come as no surprise that in this story our heroine was victorious. Upon defeating her m8 she initi8ted the interlocking form8tion to complete the coupling, while assuming the dominant position, a stance undetecta8le to all 8ut the most astute o8servers of the zoologically du8ious. Consequently, the male was fertilized with the young.</text:p>
      <text:p text:style-name="P673">_</text:p>
      <text:soft-page-break/>
      <text:p text:style-name="P674">58. =007873</text:p>
      <text:p text:style-name="P675">He then slithered away in disgrace from the territory he'd just lost. A cheru8 looking to nest will search for a dead planet situ8ted near a massive dying star. The egg is deposited on the planet's surface, and the rising temperature from the expanding red giant will incu88 the egg until it is ready to hatch. Later in life, the cheru8 will grow wings, assuming it has matured properly. And if it has learned to fly well enough to reach a safe distance from the nest 8efore the star goes supernova, soon the hungry cheru8 will return and feast on the resulting stellar energy. Doing so allows it to gain enough strength to travel gr8 distances, and claim its own territory. The star will then collapse into a 8lack hole, serving as a distinct gravit8tional 8eacon to the cheru8 l8ter in life, so it may return there to m8.</text:p>
      <text:p text:style-name="P676">_</text:p>
      <text:p text:style-name="P677">59. =007874</text:p>
      <text:p text:style-name="P678">As it happens, our heroine's m8 discovered Earth, long after it had journeyed to a new sun, and long since new civiliz8tions had risen and fallen. Now on the 8rink of destruction from its dying star, its 8arren accommod8tions were ideal for a young cheru8. There he deposited his single egg and flew away, never to return. No cheru8 ever spawns more than one offspring at a time, for it is every cheru8's destiny to grow up alone. Or alone on the outside, at least.</text:p>
      <text:p text:style-name="P679">_</text:p>
      <text:p text:style-name="P680">60. =007875</text:p>
      <text:p text:style-name="P681">From that egg hatched one very special cheru8 with two names - one that few will ever know, and one that few should ever say. A fascin8ting thing a8out cheru8 reproduction is how the parent's alignment is passed on to the young. If the male lays the egg, the alignments of the child's two halves will 8e the same as the parents. If the female lays the egg, the alignments will 8e flipped, and the young male and female halves will 8e endowed with opposite alignments of the parents. As such, the male half took after his father. Perhaps the son even exceeded him in violent tendencies. It is hard to imagine there has ever 8een a cheru8 more willfully destructive or as stu88ornly dedic8ted to conquest than the monstrosity he would grow up to 8ecome.</text:p>
      <text:p text:style-name="P682">_</text:p>
      <text:soft-page-break/>
      <text:p text:style-name="P683">61. =007876</text:p>
      <text:p text:style-name="P684">Due to his indomita8le nature, I 8elieve victory over his sister was a foregone conclusion. 8arring a highly impro8a8le glitch in causality, it would 8e almost impossi8le for her to predomin8te over someone like him. And even so, he didn't have the patience to w8. Unfortun8tely for everyone to ever exist, he discovered a way to predomin8te early. Yet it was not this act alone that would prove ominous, so much as the means through which it was achieved. He was allowed to 8ecome the solo player of a game which his kind was never meant to play.</text:p>
      <text:p text:style-name="P685">And so, it is with the predomin8tion of her son that our heroine's story ends, and the story of our villain 8egins.</text:p>
      <text:p text:style-name="P686">_</text:p>
      <text:p text:style-name="P687">62. MP32: =007877</text:p>
      <text:p text:style-name="P688">Hey!!!!!!!!</text:p>
      <text:p text:style-name="P689">Meenah, where are you going?</text:p>
      <text:p text:style-name="P690">8ut the story isn't over yet!</text:p>
      <text:p text:style-name="P691">_</text:p>
      <text:p text:style-name="P692">63. MP33: =007878</text:p>
      <text:p text:style-name="P693">No, that's ok. We can w8!</text:p>
      <text:p text:style-name="P694">Not all of it!</text:p>
      <text:p text:style-name="P695">_</text:p>
      <text:p text:style-name="P696">64. MP34; JE6: =007879</text:p>
      <text:p text:style-name="P697">I'm afraid not. Everyone must listen to the full story.</text:p>
      <text:p text:style-name="P698">Yes! ::::D</text:p>
      <text:p text:style-name="P699">As soon as Meenah returns from her visit to the load gaper.</text:p>
      <text:p text:style-name="P700">_</text:p>
      <text:p text:style-name="P701">65. MP35: =007880</text:p>
      <text:p text:style-name="P702">I think we could all stand to take a 8rief intermission from the story regardless, to let all these intriguing facts a8out cheru8s sink in.</text:p>
      <text:soft-page-break/>
      <text:p text:style-name="P703">Yes, Meenah. You are correct, and your reserv8tions are noted.</text:p>
      <text:p text:style-name="P704">However, would it change your mind if I were to propose not an intermission, 8ut........</text:p>
      <text:p text:style-name="P705">An interfishin?</text:p>
      <text:p text:style-name="P706">;;;;)</text:p>
      <text:p text:style-name="P707">_</text:p>
      <text:p text:style-name="P708">66. JE7: =007882</text:p>
      <text:p text:style-name="P709">Anyway, where was I?</text:p>
      <text:p text:style-name="P710">Yes, that's right.</text:p>
      <text:p text:style-name="P711">It is with the predomin8tion of her son that our heroine's story ends, and the story of our villain 8egins.</text:p>
      <text:p text:style-name="P712">_</text:p>
      <text:p text:style-name="P713">67. =007883</text:p>
      <text:p text:style-name="P714">8ut as we all know, 8eginnings are not always so easy to pinpoint in paradox space.</text:p>
      <text:p text:style-name="P715">One could say his story 8egan the day he claimed immortality. Or the moment his 8eing was inexplica8ly confined to a juju, allowing him access to any realm in which his vessel would capriciously materialize.</text:p>
      <text:p text:style-name="P716">8ut for the sake of linearity, we may as well say his story 8egan the day he and his sister hatched.</text:p>
      <text:p text:style-name="P717">_</text:p>
      <text:p text:style-name="P718">68. =007884</text:p>
      <text:p text:style-name="P719">When a cheru8 hatches, the two undeveloped personalities mingle together in the same 8ody. There is not yet a clear division 8etween the two.</text:p>
      <text:p text:style-name="P720">It will then consume the egg shell for the vital nutrients it contains. The sugary snack is irresisti8le to the starving wiggler.</text:p>
      <text:p text:style-name="P721">Once it finishes its first meal, the two personalities will 8e pulled apart for good, and the child will pup8.</text:p>
      <text:p text:style-name="P722">The two halves then 8egin vacill8ting with their sleep cycles, as<text:s/><text:soft-page-break/>I descri8ed.</text:p>
      <text:p text:style-name="P723">_</text:p>
      <text:p text:style-name="P724">69. =007885</text:p>
      <text:p text:style-name="P725">As you might expect, the female child was as cheerful and friendly as could 8e.</text:p>
      <text:p text:style-name="P726">_</text:p>
      <text:p text:style-name="P727">70. =007886</text:p>
      <text:p text:style-name="P728">She took after her mother in every way. At least, the way her mother used to 8e, long 8efore she was hardened 8y centuries of isol8tion and o8sessive pursuit of justice.</text:p>
      <text:p text:style-name="P729">_</text:p>
      <text:p text:style-name="P730">71. =007887</text:p>
      <text:p text:style-name="P731">And to just as little surprise, the male child was an insuffera8le 8rat.</text:p>
      <text:p text:style-name="P732">_</text:p>
      <text:p text:style-name="P733">72. =007888</text:p>
      <text:p text:style-name="P734">It is just as well that cheru8 parents a8andon their offspring. Raising such a child 8y the familial standards of any race would 8e a monumental challenge.</text:p>
      <text:p text:style-name="P735">_</text:p>
      <text:p text:style-name="P736">73. =007889</text:p>
      <text:p text:style-name="P737">Nevertheless, it would seem there were those who tried.</text:p>
      <text:p text:style-name="P738">Details in my research suggest our villain had a num8er of acolytes oper8ting in the shadows, preparing for his arrival.</text:p>
      <text:p text:style-name="P739">We will pro8a8ly never know who these scurrilous conspir8tors were. 8ut it is evident that at some point the cheru8 was locked in a room, either out of exasper8tion, or for its own good, until it was old enough to enter the session.</text:p>
      <text:p text:style-name="P740">_</text:p>
      <text:p text:style-name="P741">74. =007890</text:p>
      <text:p text:style-name="P742">The children were left with everything a young cheru8 could ever<text:s/><text:soft-page-break/>want. Meat, candy, computers, a lifetime supply of special stardust, and of course their precious jujus.</text:p>
      <text:p text:style-name="P743">The acolytes had clearly gone to gr8 lengths to harvest such items from all over the cosmos, so they could lavish their young master with gifts.</text:p>
      <text:p text:style-name="P744">They may have 8een prisoners, yes. 8ut if you ask me, these children were very spoiled.</text:p>
      <text:p text:style-name="P745">_</text:p>
      <text:p text:style-name="P746">75. =007891</text:p>
      <text:p text:style-name="P747">While the female was preparing for a colla8or8tive approach to the game, the male was plotting furiously against her. He never had any intention of working with her.</text:p>
      <text:p text:style-name="P748">As far as he was concerned, the game was his and his alone to conquer.</text:p>
      <text:p text:style-name="P749">_</text:p>
      <text:p text:style-name="P750">76. =007892</text:p>
      <text:p text:style-name="P751">One day, he put his plan into motion. He had his sister's dream self assassin8ted on Prospit.</text:p>
      <text:p text:style-name="P752">The next time she went to sleep, she would never wake up again. When her 8rother woke up, he 8ecame the sole occupant of the 8ody.</text:p>
      <text:p text:style-name="P753">He then freed himself from his chains, and launched the session 8y himself.</text:p>
      <text:p text:style-name="P754">_</text:p>
      <text:p text:style-name="P755">77. =007893</text:p>
      <text:p text:style-name="P756">8ut this game was never meant to 8e played solo.</text:p>
      <text:p text:style-name="P757">Its format is inherently cooper8tive. The diversity of players, the com8in8tion of their efforts and aspects, this is what awakens the true cre8tive potential of the game. Without them, a session will wither and die.</text:p>
      <text:p text:style-name="P758">If one enters alone, it completely alters the nature of the game. It changes its purpose.</text:p>
      <text:p text:style-name="P759">For a solo player, a challenging quest 8ecomes an insurmounta8le<text:s/><text:soft-page-break/>one. A reward of infinite promise 8ecomes a 8oon far more sinister.</text:p>
      <text:p text:style-name="P760">The gauntlet which the player must overcome is seemingly designed to 8e impossi8le. For all intents and purposes, it is not actually a game at all. It is a death sentence for any player foolish enough to accept the challenge.</text:p>
      <text:p text:style-name="P761">8ut it 8ears repeating.</text:p>
      <text:p text:style-name="P762">This was very special cheru8.</text:p>
      <text:p text:style-name="P763">_</text:p>
      <text:p text:style-name="P764">78. =007894</text:p>
      <text:p text:style-name="P765">He entered what is called a dead session.</text:p>
      <text:p text:style-name="P766">This qualifies as 8oth a null and void session, 8ut is even less than either of those. Compared to a typical session, it is almost unrecogniza8le.</text:p>
      <text:p text:style-name="P767">8efore the game 8egins, Skaia is 8lotted out with a dark layer of clouds. Its light is extinguished for good.</text:p>
      <text:p text:style-name="P768">There is no planet w8ting for the player in the medium.</text:p>
      <text:p text:style-name="P769">So instead, he 8rought it with him.</text:p>
      <text:p text:style-name="P770">_</text:p>
      <text:p text:style-name="P771">79. =007895</text:p>
      <text:p text:style-name="P772">8ut when he arrived, there was no heroic journey for him to em8ark on.</text:p>
      <text:p text:style-name="P773">There was nothing. No sprite, no consorts, no underlings.</text:p>
      <text:p text:style-name="P774">The land had no name.</text:p>
      <text:p text:style-name="P775">Those things all needed to 8e unlocked.</text:p>
      <text:p text:style-name="P776">To unlock his true quest, he was forced to undergo a series of excruci8tingly tedious trials.</text:p>
      <text:p text:style-name="P777">Only then would the way to the planet's core 8e revealed. There, he would consult with the most monstrous denizen of all.</text:p>
      <text:p text:style-name="P778">And while such trials might discourage most players from even trying, our villain's response was quite the contrary.</text:p>
      <text:soft-page-break/>
      <text:p text:style-name="P779">He was only em8oldened 8y the mind num8ing chores. He took to them with gusto, as if performing them out of spite.</text:p>
      <text:p text:style-name="P780">_</text:p>
      <text:p text:style-name="P781">80. =007896</text:p>
      <text:p text:style-name="P782">With perseverance, he found the final door and unlocked it.</text:p>
      <text:p text:style-name="P783">W8ting for him on the other side was a terri8le creature named Yalda8aoth.</text:p>
      <text:p text:style-name="P784"><text:span text:style-name="T785">His denizen would allow him a 8rief audience. One just long enough for him to make<text:s/></text:span><text:span text:style-name="T786">The Choice</text:span><text:span text:style-name="T787">.</text:span></text:p>
      <text:p text:style-name="P788">_</text:p>
      <text:p text:style-name="P789">81. =007897</text:p>
      <text:p text:style-name="P790">No denizen has ever 8een mistaken for pleasant company. 8ut the self-proclaimed god of all monsters is notoriously inhospita8le to his players.</text:p>
      <text:p text:style-name="P791">His choices are known for their wild extremes.</text:p>
      <text:p text:style-name="P792">And to this player, in this session, he offered his most extreme choice of all.</text:p>
      <text:p text:style-name="P793">It was the choice 8etween a path of conquest, and a path of sacrifice.</text:p>
      <text:p text:style-name="P794">8ut this is putting it lightly.</text:p>
      <text:p text:style-name="P795">In a tongue only his player could understand, he descri8ed what the path of the martyr entailed.</text:p>
      <text:p text:style-name="P796">In short, it involved nothing.</text:p>
      <text:p text:style-name="P797">The player chooses to walk away from the tempt8tion of power. To surrender all am8ition, and to welcome death.</text:p>
      <text:p text:style-name="P798">In exchange for this pledge comes a promise. The player's sacrifice is assured to 8enefit all who will ever live.</text:p>
      <text:p text:style-name="P799">In death, the player would later 8e in the position to help 8ring an end to a force of unfathoma8le evil and destruction.</text:p>
      <text:p text:style-name="P800">A force which was unleashed, for instance, 8y someone who once opted for the other choice.</text:p>
      <text:p text:style-name="P801">Yalda8aoth then descri8ed what it meant to choose the path of the<text:s/><text:soft-page-break/>conqueror.</text:p>
      <text:p text:style-name="P802">It was a path for a more active player, to 8e sure. The player's mettle as a conquering force would 8e tested directly, and repeatedly.</text:p>
      <text:p text:style-name="P803">One 8y one, he would have to conquer and destroy a num8er of planets spawned for him in the session. Each would 8e more difficult than the last.</text:p>
      <text:p text:style-name="P804">After destroying them all, his true land would 8ecome unlocked.</text:p>
      <text:p text:style-name="P805">He would then return to face his denizen again, and defeat him in com8at.</text:p>
      <text:p text:style-name="P806">If successful, his reward would 8e unprecedented.</text:p>
      <text:p text:style-name="P807">He would receive the 8oon of unconditional immortality, where resurrection would not 8e linked with the just or heroic nature of death.</text:p>
      <text:p text:style-name="P808">It is unclear how this 8oon would 8e awarded, since to my knowledge it is 8eyond even the a8ility of a denizen to allow this.</text:p>
      <text:p text:style-name="P809">8ut through whatever mechanism the 8oon is 8estowed, immortality is only the 8eginning.</text:p>
      <text:p text:style-name="P810">The player is somehow also im8ued with a limitless supply of power. Enough to destroy anything he wanted, for as long as he wanted.</text:p>
      <text:p text:style-name="P811">And knowing the villain of our story, anything he wanted would be everything. And as long as he wanted would be forever.</text:p>
      <text:p text:style-name="P812">Yes, knowing our villain, the choice he would make is quite clear.</text:p>
      <text:p text:style-name="P813">Knowing him, in fact, proves it could hardly 8e considered a choice at all.</text:p>
      <text:p text:style-name="P814">_</text:p>
      <text:p text:style-name="P815">82. =007898</text:p>
      <text:p text:style-name="P816">It was at this point the real game would 8egin.</text:p>
      <text:p text:style-name="P817">Skaia would undergo a dramatic transform8tion, 8ecoming even darker and heavier.</text:p>
      <text:soft-page-break/>
      <text:p text:style-name="P818">_</text:p>
      <text:p text:style-name="P819">83. =007899</text:p>
      <text:p text:style-name="P820">Soon it would 8ecome a very massive solid sphere. It would 8egin to gener8 heat within due to rising density.</text:p>
      <text:p text:style-name="P821">The surface would 8egin to crack.</text:p>
      <text:p text:style-name="P822">_</text:p>
      <text:p text:style-name="P823">84. =007900</text:p>
      <text:p text:style-name="P824">The resulting explosion is known as the First 8r8k.</text:p>
      <text:p text:style-name="P825">From the primordial 8last would emerge fifteen planets for the player to conquer.</text:p>
      <text:p text:style-name="P826">They would scatter and ricochet at high velocity 8efore settling into or8it in the medium.</text:p>
      <text:p text:style-name="P827">The 8r8k is a very violent phenomenon though. Not all planets will necessarily clear the 8last 8efore the Skaian de8ris settles into its final st8.</text:p>
      <text:p text:style-name="P828">_</text:p>
      <text:p text:style-name="P829">85. =007901</text:p>
      <text:p text:style-name="P830">The vast amount of resulting matter then collapses into a 8lack hole.</text:p>
      <text:p text:style-name="P831">Its gravit8tional pull is tremendous. Any o8ject within range will 8e sucked in and destroyed.</text:p>
      <text:p text:style-name="P832">Those planets which settle into or8it will 8e safe, for the time 8eing.</text:p>
      <text:p text:style-name="P833">8ut in the case of our villain's session, three of the planets did not make it and fell 8ack into the hole.</text:p>
      <text:p text:style-name="P834">This was a very lucky 8r8k for him!</text:p>
      <text:p text:style-name="P835">_</text:p>
      <text:p text:style-name="P836">86. =007902</text:p>
      <text:p text:style-name="P837">It meant that he would only have to conquer twelve planets instead.</text:p>
      <text:p text:style-name="P838">This 8it of good fortune could very well have 8een the difference<text:s/><text:soft-page-break/>which allowed him to overcome a nearly impossi8le challenge.</text:p>
      <text:p text:style-name="P839">His task was to destroy all of these planets in order, each within a time allowance that gets shorter with every planet.</text:p>
      <text:p text:style-name="P840">To destroy a planet, first it must 8e conquered.</text:p>
      <text:p text:style-name="P841">He would have to overcome all forces of resistance on the planet, and ultim8tely defeat whatever powerful underling ruled there.</text:p>
      <text:p text:style-name="P842">Then, much like he did to unlock the quest in the first place, he would have to travel to the planet's core.</text:p>
      <text:p text:style-name="P843">There he would retrieve a 8om8, and return to the surface.</text:p>
      <text:p text:style-name="P844">If he did not accomplish this in time, the 8om8 would deton8 in the core, and the game would 8e lost automatically.</text:p>
      <text:p text:style-name="P845">The 8om8 is not powerful enough to destroy the planet alone.</text:p>
      <text:p text:style-name="P846">In fact, its purpose is not to damage the planet at all, 8ut to move it.</text:p>
      <text:p text:style-name="P847">_</text:p>
      <text:p text:style-name="P848">87. =007903</text:p>
      <text:p text:style-name="P849">So he must 8ring it to a design8ted loc8tion on the surface.</text:p>
      <text:p text:style-name="P850">When it explodes, the planet will 8e knocked out of or8it, and sucked into the hole.</text:p>
      <text:p text:style-name="P851">Of course he must make sure he has moved on to the next planet 8efore this happens!</text:p>
      <text:p text:style-name="P852">_</text:p>
      <text:p text:style-name="P853">88. =007904</text:p>
      <text:p text:style-name="P854">He repeats this process for each planet until they are all gone.</text:p>
      <text:p text:style-name="P855">There is one caveat though. He must skip the eighth planet.</text:p>
      <text:p text:style-name="P856">If he sinks that one 8efore any of the others, it will result in the destruction of the entire session.</text:p>
      <text:p text:style-name="P857">Thus it must 8e the final planet he conquers.</text:p>
      <text:p text:style-name="P858">_</text:p>
      <text:p text:style-name="P859">89. =007905</text:p>
      <text:soft-page-break/>
      <text:p text:style-name="P860">Upon destroying the eighth planet, his true land will reveal itself.</text:p>
      <text:p text:style-name="P861">The dead planet will come to life, and there he must prepare for 8attle with his denizen.</text:p>
      <text:p text:style-name="P862">He may sharpen his com8at skills, craft new weaponry, anything he can do to improve his chances against a very powerful endgame foe.</text:p>
      <text:p text:style-name="P863">Fortun8tely for him, he would not have to face the monster alone.</text:p>
      <text:p text:style-name="P864">8y then he will have accumul8ted a party of loyal minions.</text:p>
      <text:p text:style-name="P865">_</text:p>
      <text:p text:style-name="P866">90. JE8: =007906</text:p>
      <text:p text:style-name="P867">With each planet he destroys, he will 8e awarded a new leprechaun follower.</text:p>
      <text:p text:style-name="P868">Even if a planet was destroyed in the 8r8k, he will still 8e awarded that planet's leprechaun upon destroying the planet preceding it. Sort of like a two for one deal!</text:p>
      <text:p text:style-name="P869">Yes, John!</text:p>
      <text:p text:style-name="P870">I'm delighted to see you have pounced on what is clearly the most interesting part of the story thus far.</text:p>
      <text:p text:style-name="P871">Leprechauns are a fascin8ting mythical race, although there is some dispute among scholars as to whether they are actually a 8reed of gnome.</text:p>
      <text:p text:style-name="P872">I can't say I 8lame you for 8eing speechless. There are no dou8t hundreds of questions swirling in your head at once a8out these wonderful creatures.</text:p>
      <text:p text:style-name="P873">Where do I even 8egin? You must forgive me, I find it very difficult to resist going on at length a8out them. I just think they are so gr8.</text:p>
      <text:p text:style-name="P874">For instance, I can and have given lectures for weeks at a time on their marvelous and widely varying magical a8ilities.</text:p>
      <text:p text:style-name="P875">More intriguing yet would 8e any medium-to-longform harangue on the topic of their culture and customs, most of which revolve around luck.</text:p>
      <text:p text:style-name="P876">8ut most captiv8ting of all, and the su8ject upon which I will<text:s/><text:soft-page-break/>now assiduously expound, would 8e the positively scintill8ting su8ject of leprechaun romance.</text:p>
      <text:p text:style-name="P877">_</text:p>
      <text:p text:style-name="P878">91. AV2: =007907</text:p>
      <text:p text:style-name="P879">The pro8lem is that when the su8ject of leprechaun romance is 8roached, our overly o8essive troll intellects instantly assume the most ingrati8ting posture of admir8tion imagina8le.</text:p>
      <text:p text:style-name="P880">Which makes it hard! Hard to give it proper academic focus I mean, 8ecause of how gr8 it is.</text:p>
      <text:p text:style-name="P881">8ut we will do our 8est to understand regardless.</text:p>
      <text:p text:style-name="P882">Trolls have only four forms of romance. And though we consider it a complic8ted su8ject, spanning a wide range of emotions, social conventions, and implic8tions for reproduction, it is ultim8tely a superficial slice of what leprechauns consider the full 8ody of romantic experience. Our concept of romance, in spite of its capacity to fill our art and literature and to rule our individual destinies like little else, is still just that. A single, quaternary concept. A concept usually denoted 8y four sym8ols.</text:p>
      <text:p text:style-name="P883"><text:span text:style-name="T884">&lt;3</text:span><text:span text:style-name="T885"><text:s/></text:span><text:span text:style-name="T886">&lt;3&lt;</text:span><text:span text:style-name="T887"><text:s/></text:span><text:span text:style-name="T888">&lt;&gt;</text:span><text:span text:style-name="T889"><text:s/></text:span><text:span text:style-name="T890">o8&lt;</text:span></text:p>
      <text:p text:style-name="P891">Leprechaun romance is more complic8ted than that. Leprechaun romance needs nine sym8ols.</text:p>
      <text:p text:style-name="P892">The nine quadrants of leprechaun romance are considera8ly more nuanced than our quaint notions of romance, and certainly more alien.</text:p>
      <text:p text:style-name="P893">In fact, so conditioned is my own understanding of romance that I can't help 8ut refer to them as quadrants, when in fact they are not quadrants at all! They are referred to as charms.</text:p>
      <text:p text:style-name="P894">One of the charms is characterized 8y romantic love, as understood 8y 8oth trolls and humans. 8ut after that, all 8ets are off. There is no division 8etween 8lack or red, concupiscent or conciliatory. Instead their charms comprise a spectral continuum of more su8tly varying types of relationships, most of which are esta8lished in mutual chicanery, such as the exchange of pranks, coy riddles, slapstick shenanigans, and games of chance. Furthermore, a pair of leprechauns is not limited to a single charm. A relationship may 8e defined 8y multiple charms at<text:s/><text:soft-page-break/>once! In fact, some of the most interesting relationships arise from exotic charm com8in8tions. A sta8le relationship consisting of three or more charms is called a trove. These advanced relationships are often viewed as the ideal end result for a romance, much the way certain pairing rituals are for humans.</text:p>
      <text:p text:style-name="P895">No charm is specifically tied to procre8tion, though any type of relationship could 8egin waxing concupiscent if lady luck should so decide. Certain charm com8in8tions are known to 8e more conducive to fertility than others. If the leprechaun pair has 8een so 8lessed, they will 8egin an ela8orate coupling procedure culmin8ting in a lively m8ting jig. The jigs are specific to the charms of course, similar to how different kinds of music lend themselves to various styles of dance.</text:p>
      <text:p text:style-name="P896">While their romance is endlessly captiv8ting, leprechaun reproduction may 8e the most interesting su8ject of all. Particularly from a perspective of detailed anatomical study, which I will get to shortly. 8ut first it 8ears pointing out that while for humans reproductive relationships are exclusively heterosexual, and for trolls they are 8isexual, for leprechauns they-</text:p>
      <text:p text:style-name="P897">8ut I wasn't fin-</text:p>
      <text:p text:style-name="P898">_</text:p>
      <text:p text:style-name="P899">92. AV3: =007908</text:p>
      <text:p text:style-name="P900">Hmm.</text:p>
      <text:p text:style-name="P901">You really liked it that much, Vriska?</text:p>
      <text:p text:style-name="P902">Wow. Well, I would 8e happy to continue then, if you-</text:p>
      <text:p text:style-name="P903">Aw, you're welcome!</text:p>
      <text:p text:style-name="P904">I feel the exact same way a8out my time with you.</text:p>
      <text:p text:style-name="P905">You have really helped me get in touch with the true pir8 within. I saw in you the adventurous spirit I always wished I could 8e.</text:p>
      <text:p text:style-name="P906">You helped me finally understand the virtue in rationalizing questiona8le decisions, and 8ehaving unscrupulously for the gr8ter good!</text:p>
      <text:p text:style-name="P907">::::)</text:p>
      <text:p text:style-name="P908">_</text:p>
      <text:soft-page-break/>
      <text:p text:style-name="P909">93. AV4; JE9; SC1; AM1: =007931</text:p>
      <text:p text:style-name="P910">Yes, please come! I was a8out to 8egin one final story 8efore we reach the treasure!</text:p>
      <text:p text:style-name="P911">_</text:p>
      <text:p text:style-name="P912">94. JE10; FP1; NL1: =007932</text:p>
      <text:p text:style-name="P913">Thank you for joining us, John.</text:p>
      <text:p text:style-name="P914">Commodore Nepeta and Rear Admiral Feferi have 8oth 8een clamoring for one last tale, and I am not one to disappoint.</text:p>
      <text:p text:style-name="P915">Nope! Although I would 8e happy to tell you all a8out those topics another time.</text:p>
      <text:p text:style-name="P916">This is a story a8out two legendary rings.</text:p>
      <text:p text:style-name="P917">_</text:p>
      <text:p text:style-name="P918">95. JE11: =007933</text:p>
      <text:p text:style-name="P919">No, not those rings!</text:p>
      <text:p text:style-name="P920">The rings I am talking a8out are less powerful, and considera8ly more o8scure.</text:p>
      <text:p text:style-name="P921">8ut for what they lack in power, they make up for in mystery!</text:p>
      <text:p text:style-name="P922">Details on the rings are quite hard to come 8y. I have pieced together what little I know from various fa8les and myths.</text:p>
      <text:p text:style-name="P923">They occasionally make appearances in such stories, serving different purposes in each tale, and always called 8y different names.</text:p>
      <text:p text:style-name="P924">8ut in this story, they will 8e known as the Rings of Life and Void.</text:p>
      <text:p text:style-name="P925">_</text:p>
      <text:p text:style-name="P926">96. =007934</text:p>
      <text:p text:style-name="P927">The rings are said to look nearly identical.</text:p>
      <text:p text:style-name="P928">8ut their powers are quite different, as are their origins.</text:p>
      <text:p text:style-name="P929">The Ring of Void supposedly once 8elonged to the 8lack queen of a void session.</text:p>
      <text:soft-page-break/>
      <text:p text:style-name="P930">8ut one day it was stolen from her 8y a thief. And then stolen again from the thief 8y a rogue.</text:p>
      <text:p text:style-name="P931">Legend would suggest it changed hands like this for a long time thereafter, until finally vanishing into the void itself forever.</text:p>
      <text:p text:style-name="P932">Which is fitting, as the ring grants its wearer the a8ility to do exactly the same!</text:p>
      <text:p text:style-name="P933">The Ring of Life has a very different story.</text:p>
      <text:p text:style-name="P934">I have found no reports of an origin to this ring at all. Like many magic artifacts, it may not even have one which is comprehensi8le.</text:p>
      <text:p text:style-name="P935">Earliest reports I have read would suggest it was first discovered 8y some travelers in a desert, and like its sister ring, has changed hands repeatedly since.</text:p>
      <text:p text:style-name="P936">This ring however has a dramatically different effect. Instead of releg8ting the wearer to o8scurity and immateriality, it does just the opposite.</text:p>
      <text:p text:style-name="P937">It is said that any ghost who wears this ring will come 8ack to life!</text:p>
      <text:p text:style-name="P938">In some stories, the f8 of each ring appears to 8e entangled with the other. When one is lost, the other is serendipitously found.</text:p>
      <text:p text:style-name="P939">A gr8 example of this can 8e o8served in the fa8le of-</text:p>
      <text:p text:style-name="P940">_</text:p>
      <text:p text:style-name="P941">97. AV5: =007935</text:p>
      <text:p text:style-name="P942">8ut I was just a8out to tellmph-</text:p>
      <text:p text:style-name="P943">::::?</text:p>
      <text:p text:style-name="P944">_</text:p>
      <text:p text:style-name="P945">98. AV6: =007945</text:p>
      <text:p text:style-name="P946">Vriska, I am on your side here. 8ut I feel I should point out that technically they 8oth outrank you.</text:p>
      <text:p text:style-name="P947">8y 8eing a commodore?</text:p>
      <text:p text:style-name="P948">Yes, and a rear admiral outranks a commodore.</text:p>
      <text:p text:style-name="P949">_</text:p>
      <text:soft-page-break/>
      <text:p text:style-name="P950">99. JE12: =007982</text:p>
      <text:p text:style-name="P951">::::?</text:p>
      <text:p text:style-name="P952">_</text:p>
      <text:p text:style-name="P953">100. AV7: =007990</text:p>
      <text:p text:style-name="P954">...</text:p>
      <text:p text:style-name="P955">_</text:p>
      <text:p text:style-name="P956">Act 6 Act 6</text:p>
      <text:p text:style-name="P957">_</text:p>
      <text:p text:style-name="P958">Act 6 Act 6 Intermission 1</text:p>
      <text:p text:style-name="P959">_</text:p>
      <text:p text:style-name="P960">Act 6 Act 6 Act 2</text:p>
      <text:p text:style-name="P961">_</text:p>
      <text:p text:style-name="P962">Act 6 Act 6 Intermission 2</text:p>
      <text:p text:style-name="P963">_</text:p>
      <text:p text:style-name="P964">101. GM1: =008444</text:p>
      <text:p text:style-name="P965">Rise, my 8ard.</text:p>
      <text:p text:style-name="P966">_</text:p>
      <text:p text:style-name="P967">102. GM2: =008445</text:p>
      <text:p text:style-name="P968">"Rise, my 8ard?"</text:p>
      <text:p text:style-name="P969">Sheesh.</text:p>
      <text:p text:style-name="P970">_</text:p>
      <text:p text:style-name="P971">103. GM3: =008446</text:p>
      <text:p text:style-name="P972">Aranea, if you want people to start taking you seriously, your chilling repartee is going to need some work.</text:p>
      <text:p text:style-name="P973">_</text:p>
      <text:p text:style-name="P974">104. GM4: =008449</text:p>
      <text:soft-page-break/>
      <text:p text:style-name="P975">Now, loyal minstrel.</text:p>
      <text:p text:style-name="P976">Wake!</text:p>
      <text:p text:style-name="P977">WAKE, I SAY!!!!!!!!</text:p>
      <text:p text:style-name="P978">_</text:p>
      <text:p text:style-name="P979">105. GM5: =008451</text:p>
      <text:p text:style-name="P980">OOF!</text:p>
      <text:p text:style-name="P981">_</text:p>
      <text:p text:style-name="P982">106. GM6: =008452</text:p>
      <text:p text:style-name="P983">Just gr8.</text:p>
      <text:p text:style-name="P984">What does she want THIS time?</text:p>
      <text:p text:style-name="P985">_</text:p>
      <text:p text:style-name="P986">107. MP36: =008453</text:p>
      <text:p text:style-name="P987">Shello?</text:p>
      <text:p text:style-name="P988">I have no idea what you're talking a8out.</text:p>
      <text:p text:style-name="P989">I couldn't say, Meenah.</text:p>
      <text:p text:style-name="P990">I do like to wear jewelry from time to time, just like you.</text:p>
      <text:p text:style-name="P991">It's certainly possi8le there is a shiny new ring on my finger.</text:p>
      <text:p text:style-name="P992">So what if there is?</text:p>
      <text:p text:style-name="P993">First, I would appreci8 it if you referred to me as Mindfang.</text:p>
      <text:p text:style-name="P994">Remem8er how I've 8een trying to make that 8e a thing l8tely?</text:p>
      <text:p text:style-name="P995">Second, I have no intention of discarding this ring, now or ever.</text:p>
      <text:p text:style-name="P996">Wheels are already in motion, Meenah.</text:p>
      <text:p text:style-name="P997">Irons are heating up as we speak!</text:p>
      <text:p text:style-name="P998">I am just taking some initi8tive for a change.</text:p>
      <text:p text:style-name="P999">Has it occurred to you that it might have 8ecome a little tiresome for me to spend eternity as a 8oring no8ody while so many others got to play important roles in determining the f8 of reality?</text:p>
      <text:soft-page-break/>
      <text:p text:style-name="P1000">Heck, you were 8arely dead for two minutes 8efore you started assem8ling an army!</text:p>
      <text:p text:style-name="P1001">Even my altern8 universe self got to lead an amazing life. Which is all well and good for HER........</text:p>
      <text:p text:style-name="P1002">8ut what a8out ME, Meenah?</text:p>
      <text:p text:style-name="P1003"><text:span text:style-name="T1004">Water. 8oat.<text:s/></text:span><text:span text:style-name="T1005">Me.</text:span></text:p>
      <text:p text:style-name="P1006">Of course I know that.</text:p>
      <text:p text:style-name="P1007">Like I said, I have a plan.</text:p>
      <text:p text:style-name="P1008">I'm going to take over this session.</text:p>
      <text:p text:style-name="P1009">And then I am going to make sure it never 8ears fruit.</text:p>
      <text:p text:style-name="P1010">If I can stop this universe from 8eing cre8ted, then the young Lord of Time will never have hatched in the first place.</text:p>
      <text:p text:style-name="P1011">I won't merely 8e defeating an invinci8le foe. I will 8e erasing all the pain he has ever caused.</text:p>
      <text:p text:style-name="P1012">Of course I know that.</text:p>
      <text:p text:style-name="P1013">Please, Meenah. Don't insult me. I've given this a lot of thought.</text:p>
      <text:p text:style-name="P1014">If anyone else attempted this, what you said would 8e true. 8ut I am not just anyone.</text:p>
      <text:p text:style-name="P1015">I am a very powerful Sylph of Light. I have had millions of sweeps to hone my a8ilities.</text:p>
      <text:p text:style-name="P1016">As one gifted with the aspect of light, certain outcomes will 8e prone to 8r8king in my favor.</text:p>
      <text:p text:style-name="P1017">And as an ancient, highly experienced sylph, I wield an unprecedented a8ility to heal.</text:p>
      <text:p text:style-name="P1018">A doomed timeline is really just an anatomical feature of a much larger organism. Like a capillary which comes to an end, 8ecause it has withered and died.</text:p>
      <text:p text:style-name="P1019">I 8elieve I will 8e a8le to heal this offshoot.</text:p>
      <text:p text:style-name="P1020">And with enough time and patience, I am confident I can restore its vitality to such a gr8 extent, it will effectively take over as the alpha timeline, thus reducing English to a lost footnote<text:s/><text:soft-page-break/>of paradox space.</text:p>
      <text:p text:style-name="P1021">Then the new alpha timeline will flourish under my immortal care. I will watch over it for eternity, assuring peace and harmony everywhere. There will 8e a new progeny of universes, and those universes will 8eget more universes, and each will 8enefit from my good grace. I will personally make sure nothing like the English mishap ever occurs again.</text:p>
      <text:p text:style-name="P1022">I mean, this is mostly theoretical, of course.</text:p>
      <text:p text:style-name="P1023">8ut the most important thing here is that I am involved now.</text:p>
      <text:p text:style-name="P1024">It is vital to all our interests that I at least TRY.</text:p>
      <text:p text:style-name="P1025">I appreci8 the vote of confidence.</text:p>
      <text:p text:style-name="P1026">Are we a8out done here?</text:p>
      <text:p text:style-name="P1027">I am aware.</text:p>
      <text:p text:style-name="P1028">8ut there is no one who is in a 8etter position to deal with her than myself.</text:p>
      <text:p text:style-name="P1029">After all, who knows you 8etter than I? ::::)</text:p>
      <text:p text:style-name="P1030">It's like I said.</text:p>
      <text:p text:style-name="P1031">I've had quite a long time to refine my a8ilities.</text:p>
      <text:p text:style-name="P1032">I will have a few tricks up my sleeve.</text:p>
      <text:p text:style-name="P1033">Meenah, I must say your attitude is a little surprising.</text:p>
      <text:p text:style-name="P1034">I thought you were typically gung ho a8out such audacious escapades?</text:p>
      <text:p text:style-name="P1035">What a8out you?</text:p>
      <text:p text:style-name="P1036">I'll miss you too, Meenah.</text:p>
      <text:p text:style-name="P1037">I really don't know.</text:p>
      <text:p text:style-name="P1038">When you're trying to do the right thing, there is always sacrifice involved.</text:p>
      <text:p text:style-name="P1039">Remem8er? That's why we all died in the first place.</text:p>
      <text:p text:style-name="P1040">8esides. I'm sure Vriska would approve of my plan.</text:p>
      <text:p text:style-name="P1041">May8e she can explain my reasoning 8etter than I have.</text:p>
      <text:soft-page-break/>
      <text:p text:style-name="P1042">What?</text:p>
      <text:p text:style-name="P1043">She isn't?</text:p>
      <text:p text:style-name="P1044">What did she say, exactly?</text:p>
      <text:p text:style-name="P1045">Were those her exact words?</text:p>
      <text:p text:style-name="P1046">Is she there with you?</text:p>
      <text:p text:style-name="P1047">Can you put her on?</text:p>
      <text:p text:style-name="P1048">Very well.</text:p>
      <text:p text:style-name="P1049">You have 8oth made yourselves a8undantly clear.</text:p>
      <text:p text:style-name="P1050">I will go it alone. 8ut that's what I was signing up for in the first place, I suppose.</text:p>
      <text:p text:style-name="P1051">Good8ye, Meenah. Take care.</text:p>
      <text:p text:style-name="P1052">_</text:p>
      <text:p text:style-name="P1053">108. GM7: =008454</text:p>
      <text:p text:style-name="P1054">Now then.</text:p>
      <text:p text:style-name="P1055">What to do a8out you?</text:p>
      <text:p text:style-name="P1056">Shall I continue to manipul8 you? Or will you comply with my orders if I decide to loosen my grip?</text:p>
      <text:p text:style-name="P1057">Perhaps the threat of 8eing controlled again will 8e enough to keep your capricious tendencies in check?</text:p>
      <text:p text:style-name="P1058">........</text:p>
      <text:p text:style-name="P1059">_</text:p>
      <text:p text:style-name="P1060">109. GM8: =008455</text:p>
      <text:p text:style-name="P1061">I guess it's a risk.</text:p>
      <text:p text:style-name="P1062">8ut you seem so serene and compliant.</text:p>
      <text:p text:style-name="P1063">Alright. I will 8e gracious, and allow you some free will privileges.</text:p>
      <text:p text:style-name="P1064">Use them wisely, my trusty jongleur.</text:p>
      <text:p text:style-name="P1065">_</text:p>
      <text:soft-page-break/>
      <text:p text:style-name="P1066">110. GM9: =008457</text:p>
      <text:p text:style-name="P1067">No.</text:p>
      <text:p text:style-name="P1068">_</text:p>
      <text:p text:style-name="P1069">111. GM10: =008458</text:p>
      <text:p text:style-name="P1070">Oh, wow. No.</text:p>
      <text:p text:style-name="P1071">You will not ever 8e speaking again. No.</text:p>
      <text:p text:style-name="P1072">Never, never, never again. Never.</text:p>
      <text:p text:style-name="P1073">Wow.</text:p>
      <text:p text:style-name="P1074">And I thought our Makara was awful. At least he had the decency to sew his mouth shut.</text:p>
      <text:p text:style-name="P1075">_</text:p>
      <text:p text:style-name="P1076">112. GM11: =008459</text:p>
      <text:p text:style-name="P1077">Anyway, I have wasted enough time dithering around with fools.</text:p>
      <text:p text:style-name="P1078">There is much work to 8e done.</text:p>
      <text:p text:style-name="P1079">_</text:p>
      <text:p text:style-name="P1080">113. JaEn11: =008473</text:p>
      <text:p text:style-name="P1081">Jake.</text:p>
      <text:p text:style-name="P1082">_</text:p>
      <text:p text:style-name="P1083">114. JaEn12: =008474</text:p>
      <text:p text:style-name="P1084">Jake.</text:p>
      <text:p text:style-name="P1085">Jake, wake up.</text:p>
      <text:p text:style-name="P1086">JAKE!!!!!!!!</text:p>
      <text:p text:style-name="P1087">_</text:p>
      <text:p text:style-name="P1088">115. JaEn13: =008476</text:p>
      <text:p text:style-name="P1089">Greetings, Jake.</text:p>
      <text:p text:style-name="P1090">We meet again.</text:p>
      <text:p text:style-name="P1091">On the contrary!</text:p>
      <text:soft-page-break/>
      <text:p text:style-name="P1092">You are awake now.</text:p>
      <text:p text:style-name="P1093">And I, alive.</text:p>
      <text:p text:style-name="P1094">No, Jake. I have returned from the dead for good.</text:p>
      <text:p text:style-name="P1095">And I have come for you.</text:p>
      <text:p text:style-name="P1096">Surely you remem8er the first time we met? And what we talked a8out?</text:p>
      <text:p text:style-name="P1097">I once spoke of your destiny. The one where8y you will deal the Lord of Time his first defeat. Do you recall?</text:p>
      <text:p text:style-name="P1098">It doesn't matter. The plan has changed.</text:p>
      <text:p text:style-name="P1099">Yes, Jake.</text:p>
      <text:p text:style-name="P1100">You see, in every hero of hope there dwells a gr8 hidden power, unrivaled 8y that of any other aspect.</text:p>
      <text:p text:style-name="P1101">And for a page, the journey to reach his full potential is longer than it is for any other class.</text:p>
      <text:p text:style-name="P1102">8ut once that journey is over, how fearsome he 8ecomes!</text:p>
      <text:p text:style-name="P1103">_</text:p>
      <text:p text:style-name="P1104">116. JaEn14: =008477</text:p>
      <text:p text:style-name="P1105">I am here to shorten that journey for you.</text:p>
      <text:p text:style-name="P1106">And in return for this favor, you will serve my needs.</text:p>
      <text:p text:style-name="P1107">_</text:p>
      <text:p text:style-name="P1108">117. JaEn15: =008478</text:p>
      <text:p text:style-name="P1109">There are many o8stacles within that are preventing you from accessing your true potential.</text:p>
      <text:p text:style-name="P1110">You cannot see them, Jake. 8ut I can.</text:p>
      <text:p text:style-name="P1111">I can see every fault and fissure in your mind. My vision 8-fold sheds light on every injury you have ever suffered, whether emotional or physical.</text:p>
      <text:p text:style-name="P1112">_</text:p>
      <text:p text:style-name="P1113">118. JaEn16: =008479</text:p>
      <text:soft-page-break/>
      <text:p text:style-name="P1114">I can repair it all for you, Jake.</text:p>
      <text:p text:style-name="P1115">_</text:p>
      <text:p text:style-name="P1116">119. JaEn17: =008480</text:p>
      <text:p text:style-name="P1117">I can heal your mind.</text:p>
      <text:p text:style-name="P1118">_</text:p>
      <text:p text:style-name="P1119">120. JaEn18: =008481</text:p>
      <text:p text:style-name="P1120">I can heal your soul.</text:p>
      <text:p text:style-name="P1121">_</text:p>
      <text:p text:style-name="P1122">121. JaEn19: =008482</text:p>
      <text:p text:style-name="P1123">What's the matter?!</text:p>
      <text:p text:style-name="P1124">Wow, alright!!!!!!!!</text:p>
      <text:p text:style-name="P1125">_</text:p>
      <text:p text:style-name="P1126">122. JaEn20: =008483</text:p>
      <text:p text:style-name="P1127">I'm sorry!</text:p>
      <text:p text:style-name="P1128">There! See?</text:p>
      <text:p text:style-name="P1129">I am respecting your personal 8oundaries. We don't have to kiss!</text:p>
      <text:p text:style-name="P1130">Good grief, that went poorly.</text:p>
      <text:p text:style-name="P1131">I only tried to kiss you 8ecause I knew you were attracted to me!</text:p>
      <text:p text:style-name="P1132">I thought I was doing you a FAVOR!</text:p>
      <text:p text:style-name="P1133">I don't know what I'm supposed to........</text:p>
      <text:p text:style-name="P1134">Sigh.</text:p>
      <text:p text:style-name="P1135">You really are a piece of work, Jake. Here I am, a literal mind reader, and I still can't figure you out.</text:p>
      <text:p text:style-name="P1136">8ut you're right.</text:p>
      <text:p text:style-name="P1137">My advances were inappropri8te, and in the future I will try to 8e more respectful.</text:p>
      <text:p text:style-name="P1138">_</text:p>
      <text:soft-page-break/>
      <text:p text:style-name="P1139">123. JaEn21: =00848</text:p>
      <text:p text:style-name="P1140">I'm still going to heal you though.</text:p>
      <text:p text:style-name="P1141">_</text:p>
      <text:p text:style-name="P1142">124. JaEn22: =008485</text:p>
      <text:p text:style-name="P1143">It is nothing personal. There is simply no altern8tive.</text:p>
      <text:p text:style-name="P1144">_</text:p>
      <text:p text:style-name="P1145">125. JaEn23: =008486</text:p>
      <text:p text:style-name="P1146">Your power is too important to my plan!</text:p>
      <text:p text:style-name="P1147">_</text:p>
      <text:p text:style-name="P1148">126. CJ1: =008507</text:p>
      <text:p text:style-name="P1149">I don't think he can hear you right now.</text:p>
      <text:p text:style-name="P1150">The hope field is nigh impenetra8le!</text:p>
      <text:p text:style-name="P1151">Who. Me?</text:p>
      <text:p text:style-name="P1152">Oh........</text:p>
      <text:p text:style-name="P1153">_</text:p>
      <text:p text:style-name="P1154">127. CJ2: =008508</text:p>
      <text:p text:style-name="P1155">Just some no8ody.</text:p>
      <text:p text:style-name="P1156">_</text:p>
      <text:p text:style-name="P1157">128. CJ3: =008517</text:p>
      <text:p text:style-name="P1158">Well?</text:p>
      <text:p text:style-name="P1159">I thought you said you were going to su8due me.</text:p>
      <text:p text:style-name="P1160">I'm w8ting, miss Crocker.</text:p>
      <text:p text:style-name="P1161">Don't worry. I am only 8orrowing him temporarily as an equalizing force.</text:p>
      <text:p text:style-name="P1162">And once he has finished equalizing, I will tear your empire apart. ::::)</text:p>
      <text:p text:style-name="P1163">Then it would seem the next move is yours.</text:p>
      <text:soft-page-break/>
      <text:p text:style-name="P1164">I trust your weapon is not just for show.</text:p>
      <text:p text:style-name="P1165">Or did Her Condescension see fit to equip her heiress with a training fork?</text:p>
      <text:p text:style-name="P1166">It's no trap, I assure you.</text:p>
      <text:p text:style-name="P1167">I simply cannot 8e killed.</text:p>
      <text:p text:style-name="P1168">You see, as long as a certain charm remains in my possession, I am immortal.</text:p>
      <text:p text:style-name="P1169">Even more immortal than usual!</text:p>
      <text:p text:style-name="P1170">Yes.</text:p>
      <text:p text:style-name="P1171">Sadly, no.</text:p>
      <text:p text:style-name="P1172">_</text:p>
      <text:p text:style-name="P1173">129. JaEn24: =008526</text:p>
      <text:p text:style-name="P1174">Don't listen to her, Jake!</text:p>
      <text:p text:style-name="P1175">Continue powering up for as long as you like. You're doing wonderfully!</text:p>
      <text:p text:style-name="P1176">_</text:p>
      <text:p text:style-name="P1177">130. CJ4: =008542</text:p>
      <text:p text:style-name="P1178">I know that you have a gr8 deal of fondness for your human family mem8er, even though you have 8een corrupted 8y an evil computer.</text:p>
      <text:p text:style-name="P1179">As such, it sincerely pains me to have to do this.</text:p>
      <text:p text:style-name="P1180">8ut the moment she wakes up, she will simply 8ecome possessed again.</text:p>
      <text:p text:style-name="P1181">And then where would we 8e?</text:p>
      <text:p text:style-name="P1182">_</text:p>
      <text:p text:style-name="P1183">131. CJ5: =008543</text:p>
      <text:p text:style-name="P1184">Again, I am very sorry.</text:p>
      <text:p text:style-name="P1185">8ut it must 8e done.</text:p>
      <text:p text:style-name="P1186">_</text:p>
      <text:p text:style-name="P1187">132. CJ6: =008559</text:p>
      <text:soft-page-break/>
      <text:p text:style-name="P1188">Take your time. I'm not going anywhere. ::::)</text:p>
      <text:p text:style-name="P1189">_</text:p>
      <text:p text:style-name="P1190">133. RxLa1: =008561</text:p>
      <text:p text:style-name="P1191">Roxy.</text:p>
      <text:p text:style-name="P1192">_</text:p>
      <text:p text:style-name="P1193">134. RxLa2: =008562</text:p>
      <text:p text:style-name="P1194">I know you are there.</text:p>
      <text:p text:style-name="P1195">_</text:p>
      <text:p text:style-name="P1196">135. RxLa3: =008566</text:p>
      <text:p text:style-name="P1197">You might as well come out of hiding so I can see you.</text:p>
      <text:p text:style-name="P1198">Ah yes. There you go!</text:p>
      <text:p text:style-name="P1199">Don't you look nice. I always did like the rogue outfit. And needless to say, I'm quite partial the void color scheme.</text:p>
      <text:p text:style-name="P1200">I 8EG your pardon?</text:p>
      <text:p text:style-name="P1201">Oh.</text:p>
      <text:p text:style-name="P1202">"Who ARE you."</text:p>
      <text:p text:style-name="P1203">Yes. Ha ha.</text:p>
      <text:p text:style-name="P1204">_</text:p>
      <text:p text:style-name="P1205">136. RxLa4: =008567</text:p>
      <text:p text:style-name="P1206">Who am I, you ask?</text:p>
      <text:p text:style-name="P1207">That is no short story, I'm afraid.</text:p>
      <text:p text:style-name="P1208">It all 8egan on a peaceful, idyllic planet called 8eforus.</text:p>
      <text:p text:style-name="P1209">Unlike the Alternian trolls, with whom you are no dou8t more familiar, my people were-</text:p>
      <text:p text:style-name="P1210">Yes.</text:p>
      <text:p text:style-name="P1211">What a8out it?</text:p>
      <text:p text:style-name="P1212">John's ring?</text:p>
      <text:soft-page-break/>
      <text:p text:style-name="P1213">8ut John never rightfully owned it.</text:p>
      <text:p text:style-name="P1214">In fact, it was originally intended as a gift to my young descendant.</text:p>
      <text:p text:style-name="P1215">It's only fitting that I wear it, and 8ring additional glory to the Serket name.</text:p>
      <text:p text:style-name="P1216">Hmm?</text:p>
      <text:p text:style-name="P1217">Ah yes. The female cheru8.</text:p>
      <text:p text:style-name="P1218">I am perfectly familiar with her plight, as well as the relevance she purportedly has with respect to her 8rother's downfall.</text:p>
      <text:p text:style-name="P1219">In fact, I was one of the first ever to theorize a8out that! :::;)</text:p>
      <text:p text:style-name="P1220">8ut the situ8tion has changed. That is all ancient history now.</text:p>
      <text:p text:style-name="P1221">I'm sorry, Roxy. 8ut I have no use for your cheru8 friend in my plans.</text:p>
      <text:p text:style-name="P1222">She will not 8e playing a role of any significance.</text:p>
      <text:p text:style-name="P1223">Come on, now. Don't say things you can't take 8ack.</text:p>
      <text:p text:style-name="P1224">I'm actually very nice!</text:p>
      <text:p text:style-name="P1225">We are just getting off on the wrong foot here.</text:p>
      <text:p text:style-name="P1226">........</text:p>
      <text:p text:style-name="P1227">No.</text:p>
      <text:p text:style-name="P1228">_</text:p>
      <text:p text:style-name="P1229">137. RxLa5: =008568</text:p>
      <text:p text:style-name="P1230">That was quite the 8lack solicit8tion though.</text:p>
      <text:p text:style-name="P1231">Unfortun8tely, I don't think I will 8e a8le to reciproc8 your feelings of hostility. I find you to 8e too charming.</text:p>
      <text:p text:style-name="P1232">Still, you do have a way with words. If we were compati8le in that quadrant, you might have swept me off my feet!</text:p>
      <text:p text:style-name="P1233">8esides, I don't have time for new relationships right now. Too many irons in the fire, as you can see.</text:p>
      <text:p text:style-name="P1234">It does get to 8e a little 8othersome having people fling<text:s/><text:soft-page-break/>themselves at you all the time. It's always 8een my curse.</text:p>
      <text:p text:style-name="P1235">Did you know just earlier today, your friend Jake could 8arely keep his hands off me? ;;;;)</text:p>
      <text:p text:style-name="P1236">I've 8een known to em8ellish now and then.</text:p>
      <text:p text:style-name="P1237">Relax! I am just having some fun with you.</text:p>
      <text:p text:style-name="P1238">8ut now the fun times are over.</text:p>
      <text:p text:style-name="P1239">I cannot have an invisi8le, intangi8le trou8lemaker tiptoeing around trying to sneak this ring off my finger.</text:p>
      <text:p text:style-name="P1240">So I'm afraid I will have to put you down.</text:p>
      <text:p text:style-name="P1241">Don't 8e so dramatic.</text:p>
      <text:p text:style-name="P1242">Your 8ody will only 8e napping.</text:p>
      <text:p text:style-name="P1243">_</text:p>
      <text:p text:style-name="P1244">138. RxLa6: =008569</text:p>
      <text:p text:style-name="P1245">Pleasant dreams.</text:p>
      <text:p text:style-name="P1246">_</text:p>
      <text:p text:style-name="P1247">139. BGD1: =008591</text:p>
      <text:p text:style-name="P1248">Where did you come from?</text:p>
      <text:p text:style-name="P1249">I did not sense your approach.</text:p>
      <text:p text:style-name="P1250">8n't real?</text:p>
      <text:p text:style-name="P1251">It seems to me that you are quite real, Dirk.</text:p>
      <text:p text:style-name="P1252">Hmm.</text:p>
      <text:p text:style-name="P1253">Honestly, Dirk. The convers8tion we are having right now 8ears a striking resem8lance to a8solute nonsense.</text:p>
      <text:p text:style-name="P1254">I recall once your dream self appeared out of thin air, just as you have done now.</text:p>
      <text:p text:style-name="P1255">And I did you the favor of helping you on your way. Don't you remem8er?</text:p>
      <text:p text:style-name="P1256">There's no need to thank me. I'm quite 8enevolent 8y nature. I prefer to do the right thing, even in situations where I'm not<text:s/><text:soft-page-break/>likely to receive credit for my good deeds.</text:p>
      <text:p text:style-name="P1257">No need to 8e so rude. I'm just curious.</text:p>
      <text:p text:style-name="P1258">As an ancient and learned scholar, I'm versed in a wide range of unusual phenomena. However I must say I am flummoxed 8y the nature of your 8eing.</text:p>
      <text:p text:style-name="P1259"><text:span text:style-name="T1260">What exactly<text:s/></text:span><text:span text:style-name="T1261">are<text:s/></text:span><text:span text:style-name="T1262">you?</text:span></text:p>
      <text:p text:style-name="P1263">_</text:p>
      <text:p text:style-name="P1264">140. BGD2: =008604</text:p>
      <text:p text:style-name="P1265">Those were some nice moves.</text:p>
      <text:p text:style-name="P1266">I particularly enjoyed how you took a casual swing at my arm in the middle of that com8in8tion.</text:p>
      <text:p text:style-name="P1267">As if I am not perfectly aware that you understand the significance of this ring.</text:p>
      <text:p text:style-name="P1268">I know you must have overheard my convers8tion with Roxy.</text:p>
      <text:p text:style-name="P1269">Really, it is one of the gr8 disadvantages of having a reput8tion for offering detailed explan8tions.</text:p>
      <text:p text:style-name="P1270">When you inevita8ly start going on at length a8out your weaknesses, there are sure to 8e some eavesdroppers taking notes!</text:p>
      <text:p text:style-name="P1271">_</text:p>
      <text:p text:style-name="P1272">141. BGD3: =008605</text:p>
      <text:p text:style-name="P1273">8ut I really don't mind that you know my secret.</text:p>
      <text:p text:style-name="P1274">What kind of sport would I 8e if I didn't give you a fair shot at defeating me?</text:p>
      <text:p text:style-name="P1275">In fact, to show you what a generous and honora8le opponent I am, I will give you one free chance at disarming me.</text:p>
      <text:p text:style-name="P1276">I won't move an inch. I promise! Surely with your speed and swordsmanship, it will 8e a piece of cake.</text:p>
      <text:p text:style-name="P1277">Well?</text:p>
      <text:p text:style-name="P1278">Go on, Dirk. Have at it.</text:p>
      <text:p text:style-name="P1279">_</text:p>
      <text:soft-page-break/>
      <text:p text:style-name="P1280">142. BGD4: =008640</text:p>
      <text:p text:style-name="P1281">Dirk, how long did you want our standoff to last?</text:p>
      <text:p text:style-name="P1282">Don't get me wrong. I am flattered you seem to enjoy my company so much.</text:p>
      <text:p text:style-name="P1283">8ut you are missing a golden opportunity to sever my arm while I'm preoccupied with overconfident 8lather.</text:p>
      <text:p text:style-name="P1284">_</text:p>
      <text:p text:style-name="P1285">143. BGD5: =008641</text:p>
      <text:p text:style-name="P1286">Really, you would 8e doing me a favor 8y taking my arm.</text:p>
      <text:p text:style-name="P1287">It would 8ring me that much closer to following in the footsteps of my true self.</text:p>
      <text:p text:style-name="P1288">She was a very successful pir8, you know. She lost her arm in 8attle to a cunning adversary she underestim8ted, much like yourself.</text:p>
      <text:p text:style-name="P1289">Won't you help me 8ecome who I was always meant to 8e?</text:p>
      <text:p text:style-name="P1290">_</text:p>
      <text:p text:style-name="P1291">144. BGD6: =008642</text:p>
      <text:p text:style-name="P1292">Oh?</text:p>
      <text:p text:style-name="P1293">_</text:p>
      <text:p text:style-name="P1294">145. BGD7: =008646</text:p>
      <text:soft-page-break/>
      <text:p text:style-name="P1295"><text:span text:style-name="T1296"><draw:frame draw:style-name="a0" draw:name="Picture 963533936" text:anchor-type="as-char" svg:x="0in" svg:y="0in" svg:width="5.4898in" svg:height="6.4063in" style:rel-width="scale" style:rel-height="scale"><draw:image xlink:href="media/image1.wmf" xlink:type="simple" xlink:show="embed" xlink:actuate="onLoad"/><svg:title/><svg:desc/></draw:frame></text:span></text:p>
      <text:p text:style-name="P1297">_</text:p>
      <text:p text:style-name="P1298">146. =008672</text:p>
      <text:p text:style-name="P1299">Good GRIEF, that was painful.</text:p>
      <text:p text:style-name="P1300">_</text:p>
      <text:p text:style-name="P1301">147. =008746</text:p>
      <text:p text:style-name="P1302">Oh shit.</text:p>
      <text:p text:style-name="P1303">_</text:p>
      <text:p text:style-name="P1304">148.</text:p>
      <text:soft-page-break/>
      <text:p text:style-name="P1305">MP13 - There you are!</text:p>
      <text:p text:style-name="P1306">Haven't seen much of you since you joined us in the afterlife. I know you are "royalty" and all, 8ut it isn't very socia8le of you to lock yourself in your lavish moon hive forever.</text:p>
      <text:p text:style-name="P1307">Yes. And it's good thing you are. I was just a8out to come find you, so we could discuss the recent... Calamity. Out in the a8yss.</text:p>
      <text:p text:style-name="P1308">I'd try to avoid saying his true name.</text:p>
      <text:p text:style-name="P1309">I guess. 8ut yes, the Lord of Time was responsi8le for the destruction of that dream 8u88le, and the murder of all those innocent ghosts.</text:p>
      <text:p text:style-name="P1310">I don't make the rules, Meenah. I merely o8serve them, and explain them thoroughly to anyone who will listen.</text:p>
      <text:p text:style-name="P1311">I agree that it's more excitement than we've seen here for millenia. 8ut all of us here in the afterlife are in serious danger of 8eing extermin8ed!!!!!!!!</text:p>
      <text:p text:style-name="P1312">Again.</text:p>
      <text:p text:style-name="P1313">Oh really?</text:p>
      <text:p text:style-name="P1314">What exactly is your plan?</text:p>
      <text:p text:style-name="P1315">What!</text:p>
      <text:p text:style-name="P1316">Oh, Meenah. That is such a terri8le idea.</text:p>
      <text:p text:style-name="P1317">As a matter of fact, I do! ::::)</text:p>
      <text:p text:style-name="P1318">MP14 - I 8elieve most of our friends have gathered in this dream 8u88le.</text:p>
      <text:p text:style-name="P1319">You should 8e a8le to find them if you explore a 8it.</text:p>
      <text:p text:style-name="P1320">What do you want to talk to them a8out?</text:p>
      <text:p text:style-name="P1321">Sick, perhaps. 8ut not a very good strategy!</text:p>
      <text:p text:style-name="P1322">You will just 8e leading everyone into permanent o8livion. At least you will without coming up with a 8etter plan first.</text:p>
      <text:p text:style-name="P1323">To 8e a little more patient.</text:p>
      <text:p text:style-name="P1324">I have 8een following clues regarding the wherea8outs of a secret weapon that may 8e the key to defeating him.</text:p>
      <text:soft-page-break/>
      <text:p text:style-name="P1325">The weaprawn........ weapon, I mean, is not a what, 8ut a who.</text:p>
      <text:p text:style-name="P1326">She is the other cheru8. The Lord's female counterpart, who once occupied the same 8ody.</text:p>
      <text:p text:style-name="P1327">8ut when they reached maturity, his personality dominated the host, assuming complete control.</text:p>
      <text:p text:style-name="P1328">She technically died that day, and now her spirit presuma8ly roams somewhere out here in the Furthest Ring.</text:p>
      <text:p text:style-name="P1329">We need to find her 8efore he does. He will surely want to finish her off.</text:p>
      <text:p text:style-name="P1330">Very well. 8est of luck with that!</text:p>
      <text:p text:style-name="P1331">8ut try to remem8er it has 8een a very long time since any of our friends have done anything important at all.</text:p>
      <text:p text:style-name="P1332">It may 8e more difficult to find recruits for your army than you think.</text:p>
      <text:p text:style-name="P1333">You needn't remind me at all, Your Condescension.</text:p>
      <text:p text:style-name="P1334">I 8elieve you were hatched to 8e a tyrant, and I pray that your campaign of 8ullying and intimidation goes swimmingly.</text:p>
      <text:p text:style-name="P1335">MP15 - Yes, I saw him scurry 8y a moment ago. He went that way, into a memory of his old neigh8orhood.</text:p>
      <text:p text:style-name="P1336">I think he just wants to 8e alone. He tried to lock his memories away from others, I guess without realizing these 8u88les can 8e very permea8le. If the memory is 8ig enough, people will 8e a8le to wander into it from many directions.</text:p>
      <text:p text:style-name="P1337">He pro8a8ly won't 8e too happy to find more of our friends hanging out there.</text:p>
      <text:p text:style-name="P1338">That's pro8a8ly why you're o8sessed with him.</text:p>
      <text:p text:style-name="P1339">I am offering explanations! I will explain anything you desire.</text:p>
      <text:p text:style-name="P1340">Oh, no! You misunderstand. It is I who will pay YOU five 8oon8ucks if you listen to an explanation on any topic of your choosing!</text:p>
      <text:p text:style-name="P1341">So what topic will it 8e?</text:p>
      <text:p text:style-name="P1342">Can't decide on a topic?</text:p>
      <text:soft-page-break/>
      <text:p text:style-name="P1343"><text:s/>&gt;::::(</text:p>
      <text:p text:style-name="P1344">Now I know you're messing with me. I know you can't say no to easy money.</text:p>
      <text:p text:style-name="P1345">MP16 - The Seer of 8lood played quite a different role on our team from that of his successor, though his potential as a 8lood player went similarly unrealized. It was only when he grew up on Alternia did he 8egin to tap into his a8ilities, triggering recollection of our lives on 8eforus, and what we all went through.</text:p>
      <text:p text:style-name="P1346">He remem8ered our more peaceful way of life, and his desire to unite people. As an adult he was a8le to do this much more effectively and maturely. Heroically, even. He learned how to inspire others, and 8e a true leader, even when the odds were stacked against him in his violent culture. It cost him his life, 8ut his message lived on. I 8elieve the Knight of 8lood now carries his 8urden, whether he has decided to accept it or not.</text:p>
      <text:p text:style-name="P1347">Many of us on Alternia grew up to 8ecome secret followers of his teachings. Just as many of us now follow them, though I'd say with a 8it more detachment. 8ecause we're dead! Speaking personally, I'd refer to myself as more of a "fan" of his story, and what it represents. 8oth the hidden potential in our friend he never quite found, and the hidden potential in all our people.</text:p>
      <text:p text:style-name="P1348">During our session, Kankri's trials as a leader were just as frustrating as those of his successor. He found it very hard to get others to take him seriously. While you would often try to divide us with your trou8lemaking, and turn us against each other to make us stronger - unsuccessfully I might add - he would try to unite us through proselytizing and lecture, just as unsuccessfully.</text:p>
      <text:p text:style-name="P1349">Yes! And now it is fresher in your memory than ever. Thank you for listening, and here are your five 8oondollars!</text:p>
      <text:p text:style-name="P1350">MP17 - The Knight of Mind, to even the most casual o8server, is clearly the more "radical" instance of the two Pyropes. 8oth of course have disa8ilities which, if discovered, would slate each for culling in their respective cultures. Culling of course means something quite different on 8eforus. It means she would have 8een selected 8y a mem8er of a higher caste for adoption, and coddled excessively. 8ut for someone with a lifestyle as radical as hers, I'm sure you will agree that would have 8een a fate worse than death.</text:p>
      <text:soft-page-break/>
      <text:p text:style-name="P1351"><text:s/>Would you like to make some money, or not?</text:p>
      <text:p text:style-name="P1352">Then please stand there quietly while I continue.</text:p>
      <text:p text:style-name="P1353">After the tragic accident which left her nasally impaired, her mighty dragon lusus, ancient and wise 8eyond our comprehension, 8egan to teach her "new ways to smell." To reinvent the sense, using other sense organs such as eyes and ears, awakening completely new experiences in her mind. She was truly an inspiration, and proved 8eyond a shadow of a dou8t that any handicap can 8e overcome, and doesn't have to stop you from 8eing as rad as you can truly 8e.</text:p>
      <text:p text:style-name="P1354">Yes, that last part was a joke. Lighten up, Peixes!</text:p>
      <text:p text:style-name="P1355">Well........</text:p>
      <text:p text:style-name="P1356">Ok. Even though Latula has 8een dating Mituna steadily for eons, it's hardly a secret to anyone that she and Kankri have had complicated unrequited feelings for even longer. So really, much like their descendants. Aaaaaaaand, we're done! Here you go.</text:p>
      <text:p text:style-name="P1357">MP18 - The Maid of Space was of course our all-important Space player and Stoker of the Forge, 8ut as you know, we never made much progress on the frog 8reeding front, or really any aspect of the game 8efore the reckoning. Way too disorganized, way too much teen drama. Much of that drama of course centered around Kankri, and Porrim tended to 8e the one to keep him out of trou8le. This relationship persisted in their lives on Alternia, which... unfortunately didn't work out too well for her in the end. I'd address my involvement with that, 8ut you seem to 8e tapping your foot so I think I'll just skip over that part of the story!</text:p>
      <text:p text:style-name="P1358">On 8eforus, well 8efore her drinker a8ilities had awakened, she grew up in the caste almost solely devoted to tending to the mother gru8, hatching the young and proliferating the 8rood. The jade 8loods were also an almost exclusively female caste, and she 8egan to resent the roles she was hatched into, designated for 8oth her class and gender. She challenged these roles wherever they existed in 8eforan society, as well as where she found them woven into our session, in kingdoms, class assignments, consort culture and the like.</text:p>
      <text:p text:style-name="P1359">8ut over the sweeps in our failed session, she found within herself a renewed interest in the duty that came with her 8loodline, which was of course the persistence of our people, a 8urden which her descendant now must 8ear. All life on 8eforus<text:s/><text:soft-page-break/>had 8een wiped out, and we'd failed our game, so she helped me search for a way to reset the...</text:p>
      <text:p text:style-name="P1360">I was almost finished!!!!!!!!</text:p>
      <text:p text:style-name="P1361">I don't........</text:p>
      <text:p text:style-name="P1362">What?</text:p>
      <text:p text:style-name="P1363">No, Meenah. I am not paying you so that you can listen to me indulge in such scandalous gossip.</text:p>
      <text:p text:style-name="P1364">Now what was I talking a8out? Gosh, I've lost my train of thought........</text:p>
      <text:p text:style-name="P1365">Look. Three sweeps is a long time to spend in a failed, pointless session!</text:p>
      <text:p text:style-name="P1366">You look into the future and see a life lasting for may8e thousands of sweeps, with nothing to look forward to, and........</text:p>
      <text:p text:style-name="P1367">It was just... kind of a phase! Just a little red fling, ok? It 8arely even lasted half a sweep, and...</text:p>
      <text:p text:style-name="P1368">Hey, if I give you TEN 8oon8ucks, can we stop talking talking a8out this????????</text:p>
      <text:p text:style-name="P1369">Argh, fine! Just take it!!!!!!!!</text:p>
      <text:p text:style-name="P1370">I'm glad you're a good guy this time. You really were hatched to 8e SUCH A 8ITCH!!!!!!!!</text:p>
      <text:p text:style-name="P1371">_</text:p>
      <text:p text:style-name="P1372">aMP19 - I...</text:p>
      <text:p text:style-name="P1373">Still haven't found her quite yet.</text:p>
      <text:p text:style-name="P1374">Not relaly.</text:p>
      <text:p text:style-name="P1375">She's apparently very well hidden!</text:p>
      <text:p text:style-name="P1376">Um...</text:p>
      <text:p text:style-name="P1377">I have 8een dividing my time efficiently. 8ut thank you for your concern.</text:p>
      <text:p text:style-name="P1378">Never mind a8out that!</text:p>
      <text:p text:style-name="P1379">And yes, I did stop along the way to explain some important things to people.</text:p>
      <text:p text:style-name="P1380">People are curious a8out information, Meenah. They want to KNOW things, alright?</text:p>
      <text:p text:style-name="P1381">8oth!!!!!!!!</text:p>
      <text:p text:style-name="P1382">...</text:p>
      <text:p text:style-name="P1383">Yes.</text:p>
      <text:p text:style-name="P1384">SO????????</text:p>
      <text:p text:style-name="P1385">I...</text:p>
      <text:soft-page-break/>
      <text:p text:style-name="P1386">Look. Finding this cheru8 was always going to 8e a slow 8urning quest. It is an intricate, layered mystery that can't 8e rushed. I'm working up to it!!!!!!!!</text:p>
      <text:p text:style-name="P1387">MP20 - The 8ard of Hope may seem a little jaded these days, 8ut he once had a deeply a8iding faith in magic, and dedicated himself to 8ecoming a great wizard. He 8ecame convinced he was hatched to defeat an extraordinarily evil magician, one he swore the angels foretold of. Though when pressed for the name of the man, he would not say it, claiming it was too dangerous to even enunciate. Part of his self-aggrandizing mythos was that this magician once somehow from afar tried to strike him down at a young age, so he would never have to face him. 8ut the evil spell was deflected, sealing the magician's spirit away in a series of unassuming vessels until he could find some other cunning way to enter our universe. The attack supposedly left him with his distinctive scar, which he was not reluctant to point out when trying to hit on me. Uh, I mean, he wasn't reluctant to mention it in casual conversation.</text:p>
      <text:p text:style-name="P1388">8ut at some point he 8ecame disillusioned with magic. If there ever was any truth to his far fetched vision, the legacy of defeating the evil magician would have to 8e passed on to his descendant, or if his descendant proved to 8e as much of a failure as he did, then perhaps on to some other Hero of Hope. I'm unsure why he suffered this crisis of faith, aside from the o8vious reasons having to do with an overall lack of character, or any other redeeming qualities. Perhaps someone talked him out of his 8eliefs. May8e a friend close to him. Or, if one is to 8elieve his fantasy held any water, perhaps someone who was in league with the evil magician. Whatever the case, it was pro8a8ly for the 8est, since pretty much everyone who had half a think pan thought it was all a 8unch of ridiculous nonsense.</text:p>
      <text:p text:style-name="P1389">8ut I........</text:p>
      <text:p text:style-name="P1390">Yes, I guess I was out of line.</text:p>
      <text:p text:style-name="P1391">Sorry, I was just trying to riff with you little on a mutually disliked acquaintance. Is that really so 8ad? Why do you have to take every opportunity to knock my personal 8eliefs?</text:p>
      <text:p text:style-name="P1392">You can really 8e so mean sometimes.</text:p>
      <text:p text:style-name="P1393">Yes. Here.</text:p>
      <text:p text:style-name="P1394">MP21 - The Heir of Doom was once a powerful psionic. He was gifted with vision twofold, and had strong prophetic insights wherever a 8leak future was concerned. He had much to say when it came to warning us a8out the path of doom and destruction we were all headed for, 8ut no one took him very seriously. 8ut one day he lost all those a8ilities when he 8adly overexerted himself. It's hard to get any specifics from him, 8ut indications are that he applied every last 8it of energy he had toward some great act of heroism, saving us all from some looming threat. Not only did his exertion permanently 8urn out his psychic a8ilities, 8ut it left him somewhat... er. Incoherent.</text:p>
      <text:p text:style-name="P1395">No. The entire incident is shrouded in mystery. From his limited and scattered accounts of what happened, it seems very likely that Kurloz was with him at the time, as the only eye witness.<text:s/><text:soft-page-break/>And of course it's impossi8le to get any relia8le information out of him. I guess we may never know, sadly.</text:p>
      <text:p text:style-name="P1396">Agreed! ::::D</text:p>
      <text:p text:style-name="P1397">MP22 - Prince of Rage actually used to 8e quite talkative. That is, until he had a nightmare which prompted a 8izarre incident, after which he would never speak again. He took a sort of spiritual vow of silence, which I'm sure was pro8a8ly related to his esoteric faith. Thereafter he 8ecame infuriatingly enigmatic. I've found it impossi8le to get any info out of him, 8etween his am8iguous mimes and penchant for riddles. It's very frustrating, especially for someone like me, who has a passion for gathering as many facts a8out our story as possi8le.</text:p>
      <text:p text:style-name="P1398">Want to know a secret? Please don't tell anyone, 8ut I really can't stand the guy.</text:p>
      <text:p text:style-name="P1399">It's pro8a8ly unfair to him 8ecause he is o8viously such a sweet and harmless fellow. 8ut something a8out him ru8s me the wrong way. I guess I can just 8e a little petty sometimes.</text:p>
      <text:p text:style-name="P1400">Don't give me that! I seem to remem8er you having more than a few unkind words for him 8ehind his 8ack.</text:p>
      <text:p text:style-name="P1401">Yes.</text:p>
      <text:p text:style-name="P1402">MP23 - Mage of Heart as you know is an ardent disciple of the romantic sciences. She has a well earned reputation as a miracle worker when it comes to match making. 8ut her own romantic history ironically has 8een riddled with trou8le and heart8reak.</text:p>
      <text:p text:style-name="P1403">Once, well 8efore our session 8egan, she and Kurloz were in a very loving matespritship. It really seemed to everyone they were made for each other. One day, they fell asleep together. Kurloz then had a nightmare so terrifying, he released the most dreadful sound imagina8le. It truly echoed the horror of the Vast Honk itself. The noise was so loud and so awful, Meulin went completely deaf, and her hearing never recovered. Kurloz was undou8tedly devastated 8y what he'd done to her. He was so distraught, he sewed his mouth shut, and has never spoken a word since.</text:p>
      <text:p text:style-name="P1404">Though they drifted apart as matesprits, Meulin never held it against him, and even seemed to take delight in learning new ways to communicate. They continued to remain very close to this day. May8e a little too close, if you ask me. It's clear that her sympathies have 8een gradually swayed in support of the High8lood's cult. She stays private a8out her 8eliefs, 8ut now and then I'll notice she lets some tenet of mirthful doctrine slip out. I suppose I shouldn't 8e too concerned though, since it's almost certainly a lot of harmless superstition.</text:p>
      <text:p text:style-name="P1405">Honk honk! ::::)</text:p>
      <text:p text:style-name="P1406">Yes. Now here is your money. Thanks for listening!</text:p>
      <text:p text:style-name="P1407">_</text:p>
      <text:p text:style-name="P1408">MP24 - Don't lose hope! I know our group of friends is a 8it lackluster in the motivation department, 8ut there are plenty of other souls out there.</text:p>
      <text:p text:style-name="P1409">You just need to find someone with the right amount of moxy to get you started. Then I'm sure more will follow.</text:p>
      <text:p text:style-name="P1410">Who knows, if you keep exploring, may8e someone like that will 8e<text:s/><text:soft-page-break/>right around the corner!</text:p>
      <text:p text:style-name="P1411">I've started to 8elieve that what you're doing may 8e important. Just a feeling.</text:p>
      <text:p text:style-name="P1412">It could 8e every 8it as critical as my quest to find the cheru8. I think it all could 8e related. Like legs of a stool that won't stand unless all are in place.</text:p>
      <text:p text:style-name="P1413">Uh... ok.</text:p>
      <text:p text:style-name="P1414">I've still 8een........ a little preoccupied.</text:p>
      <text:p text:style-name="P1415">This is my last session, I swear!!!!!!!!</text:p>
      <text:p text:style-name="P1416">After this, I promised myself I would retire the exposition stand for good. May8e I'll put it up for sale, and try to recoup some of the su8stantial losses required to operate it.</text:p>
      <text:p text:style-name="P1417">I don't know, 8ut we can't give up!</text:p>
      <text:p text:style-name="P1418">Once I close down shop here, I will redou8le my efforts to find that cheru8.</text:p>
      <text:p text:style-name="P1419">The first thing to do will 8e to figure out her name. It's 8een so maddeningly elusive, almost as if someone's taken care to scru8 any reference to it throughout paradox space, whether in memories or reality.</text:p>
      <text:p text:style-name="P1420">That sounds like a great plan!</text:p>
      <text:p text:style-name="P1421">Now let's hurry this up so we can get started on that. What would you like me to tell you a8out in exchange for the precious few 8oon8ucks I have left?</text:p>
      <text:p text:style-name="P1422">MP25 - The Rogue of 8reath was always a very popular mem8er of our group. Pro8a8ly the most popular, I'd say. Sort of the anti-me, in that respect. Ever the recipient of romantic solicitations whichever way he turned. Sort of the anti-Cronus, in that respect.</text:p>
      <text:p text:style-name="P1423">Indeed. His mutation made him an outcast, though. To avoid the unwanted attention his wings would 8ring him, he took refuge in the forest among those who welcomed his differences, and learned their ways.</text:p>
      <text:p text:style-name="P1424">The Lost Weea8oos was a guild of youthful tree-dwelling troll otakus with a zeal for fisticuffs, flight, and various forms of exotic eastern theater. 8ane to the enemies of hijinks, scourge to the seafaring classes who...</text:p>
      <text:p text:style-name="P1425">centuries of feuding with the Kemonomimi tri8es ceremonial torchlight yaoi festivals tsundere quadrant vacillation threw down a daggerlance to challenge the guild's high seme for dominance ultimately served like a shonen on Shitsuji Island.</text:p>
      <text:p text:style-name="P1426">For such a service, I will require nothing short of the large gold statue in your palace. I think you know which one I'm talking a8out.</text:p>
      <text:p text:style-name="P1427">MP26 - The Page of Void was a self taught master of mechanics, an avid patron of the fine arts, a passionate 8ody 8uilder, archer, am8rosia collector and steamwright. A poet, a scholar, a warrior, a lover, he was all that his caste demanded and more. A true troll Renaissance man. His name means "He Who Stalks With The Muscle8easts."</text:p>
      <text:p text:style-name="P1428">8ut all of his proficiencies were hard won, 8uilt from the 8lank slate as his aspect would imply, advancing at the slow pace his class would as well. Yet in spite of all he worked to make<text:s/><text:soft-page-break/>something of himself, he amounted to very little. Responsi8le for neither great feats of heroism nor acts of villainy, he was just another game piece to 8e moved a8out the 8oard. The aspect ruling his life would always conspire to dampen his relevance.</text:p>
      <text:p text:style-name="P1429">Void is easily the most mysterious aspect, the one which inherently defies rational understanding. This makes it particularly fascinating, and just as frustrating, to light players such as myself. Casting illumination upon nothing itself is futile. For to truly know void is to paradoxically cause it not to 8e!</text:p>
      <text:p text:style-name="P1430">The role of the void player is to somehow em8race nothingness, to 8ecome one with it. And yet in total contradiction with this, to make use of the power it grants and serve a role of relevance, one must find a way to overcome it! To see the limitless potential in the void. To find everything within nothing, and 8ring it into 8eing.</text:p>
      <text:p text:style-name="P1431">Hey!!!!!!!!</text:p>
      <text:p text:style-name="P1432">This is a perfect case in point, regarding the path of the void player. So resistant is his story to having a relevant 8earing on anything, you fell asleep and didnt hear a word.</text:p>
      <text:p text:style-name="P1433">You don't get any. Your slum8er voided the transaction.</text:p>
      <text:p text:style-name="P1434">MP27 - The Witch of Time was not always the party's 8iggest trou8lemaker. If you recall, you wore that tiara for a long time. ::::)</text:p>
      <text:p text:style-name="P1435">Once she was as meek as can 8e. Hailing from the eastern provinces, she migrated across the seas and settled near the forest concealing Rufioh's guild. The two of them 8ecame quite fond of each other, and shared many interests!</text:p>
      <text:p text:style-name="P1436">He secretly 8egan seeing someone else, 8elieving she knew nothing. 8ut she always suspected his infidelity, and over time grew quite distraught. 8ut her sadness never quite turned to rage and malevolence. Not until you... involved yourself.</text:p>
      <text:p text:style-name="P1437">If you'd like to earn your money, then yes!</text:p>
      <text:p text:style-name="P1438">After we 8egan our game, you quickly determined that winning was going to 8e an uphill 8attle with our team. Everyone was so preoccupied with their interpersonal issues, and no one seemed in any shape to 8e fighting major 8attles. Sound familiar?</text:p>
      <text:p text:style-name="P1439">So you did your 8est to rile up the crew any way you could. Appealing to peoples insecurities, 8uried hostilities, 8rewing rivalries... needling anyone you could into confrontation with others. Your theory was that increasing everyone's state of aggression would make them 8etter equipped to play the game. And you were sort of right a8out that! 8ut the Alternians would prove it. Not our group, sadly.</text:p>
      <text:p text:style-name="P1440">The poor girl who took the 8runt of your 8ullying tactics was Damara Megido. You talked up her matesprit's 8etrayal making her feel even more dreadful, while pushing him further into the arms of her rival, until she simply snapped. She attacked him, paralyzing him from the neck down. You finally got the aggressive confrontation you were looking for. Unfortunately, you unleashed something even you weren't prepared for, and you had to deal with her yourself. After a long 8loody duel, she killed you. And you<text:s/><text:soft-page-break/>would have stayed dead if not for me!</text:p>
      <text:p text:style-name="P1441">You never listened to me. You just kept needling and fussing and meddling until eventually you paid the price, and I had to 8ail you out.</text:p>
      <text:p text:style-name="P1442">Damara has 8een unhinged ever since. 8y increasing her violent tendencies, instead of 8eing an asset in the game, she 8ecame a loose canon, ar8itrarily showing up at key moments throughout the timeline to sa8otage us.</text:p>
      <text:p text:style-name="P1443">So radical was her shift in personality, I've had a hard time 8elieving your incitement was solely to 8lame. It always seemed like other forces were in play, as if her acts, though apparently haphazard, were in keeping with some inscruta8le agenda. Of course it doesn't help that it's so hard to understand her even on a good day.</text:p>
      <text:p text:style-name="P1444">Strangely, the only time she was eager to help us was when we were preparing to initiate the Scratch. And it's a good thing she was, since I'm not sure anyone else would have had the a8ility to do that kind of damage to the Cardinal Movement and release its energy.</text:p>
      <text:p text:style-name="P1445">It was almost a little eerie how happily she complied with our plan. What did Rufioh say she said? Something a8out how we would all finally get what we deserved...</text:p>
      <text:p text:style-name="P1446">Which at the time, I thought sounded chilling. 8ut there's really two ways of looking at it. One is how the Scratch re8ooted our world into a state of pure chaos, culminating in the annihilation of our universe. 8ut on the other hand, we all got the chance to live out our wildest fantasies as adults on Alternia!</text:p>
      <text:p text:style-name="P1447">At least you and I sure did. And I wouldn't dou8t she feels the same way.</text:p>
      <text:p text:style-name="P1448">That's it!</text:p>
      <text:p text:style-name="P1449">_</text:p>
      <text:p text:style-name="P14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54:00Z</meta:creation-date>
    <dc:date>2024-12-18T01:11:00Z</dc:date>
    <meta:template xlink:href="Normal.dotm" xlink:type="simple"/>
    <meta:editing-cycles>4</meta:editing-cycles>
    <meta:editing-duration>PT0S</meta:editing-duration>
    <meta:document-statistic meta:page-count="77" meta:paragraph-count="206" meta:word-count="15411" meta:character-count="103053" meta:row-count="732" meta:non-whitespace-character-count="87848"/>
  </office:meta>
</office:document-meta>
</file>